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40000021107AF99EF.png" manifest:media-type="image/png"/>
  <manifest:file-entry manifest:full-path="Pictures/10000001000001D600000110AF328575.png" manifest:media-type="image/png"/>
  <manifest:file-entry manifest:full-path="Pictures/100000010000021C00000109BC2D7AAD.png" manifest:media-type="image/png"/>
  <manifest:file-entry manifest:full-path="Pictures/10000001000001D60000016FCD6B9CA5.png" manifest:media-type="image/png"/>
  <manifest:file-entry manifest:full-path="Pictures/100000000000050000000500EC2AE9D4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8cm" draw:marker-start-width="0.227cm" draw:marker-end-width="0.227cm" draw:fill="gradient" draw:fill-color="#999999" draw:fill-gradient-name="Gradient_20_379" loext:fill-use-slide-background="false" draw:textarea-horizontal-align="justify" draw:textarea-vertical-align="middle" draw:auto-grow-height="false" fo:min-height="3.69cm" fo:min-width="0cm" fo:padding-top="0.134cm" fo:padding-bottom="0.134cm" fo:padding-left="0.259cm" fo:padding-right="0.259cm" fo:wrap-option="wrap" loext:decorative="false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2.777cm" fo:min-width="2.177cm" loext:decorative="false"/>
    </style:style>
    <style:style style:name="gr3" style:family="graphic" style:parent-style-name="standard">
      <style:graphic-properties draw:stroke="none" draw:opacity="0%" draw:textarea-horizontal-align="justify" draw:textarea-vertical-align="middle" draw:auto-grow-height="false" fo:min-height="0.639cm" fo:min-width="0.644cm" loext:decorative="false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draw:stroke="none" draw:fill-color="#808080" draw:textarea-horizontal-align="justify" draw:textarea-vertical-align="middle" draw:auto-grow-height="false" fo:min-height="0.51cm" fo:min-width="0cm" loext:decorative="false"/>
    </style:style>
    <style:style style:name="gr6" style:family="graphic" style:parent-style-name="standard">
      <style:graphic-properties draw:stroke="solid" svg:stroke-width="0.018cm" svg:stroke-color="#333333" draw:marker-start-width="0.227cm" draw:marker-end-width="0.227cm" draw:fill-color="#808080" draw:textarea-horizontal-align="justify" draw:textarea-vertical-align="middle" draw:auto-grow-height="false" fo:min-height="0.194cm" fo:min-width="0cm" fo:padding-top="0.134cm" fo:padding-bottom="0.134cm" fo:padding-left="0.259cm" fo:padding-right="0.259cm" loext:decorative="false"/>
    </style:style>
    <style:style style:name="gr7" style:family="graphic" style:parent-style-name="standard">
      <style:graphic-properties draw:stroke="solid"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.076cm" fo:min-width="0cm" fo:padding-top="0.134cm" fo:padding-bottom="0.134cm" fo:padding-left="0.259cm" fo:padding-right="0.259cm" loext:decorative="false"/>
    </style:style>
    <style:style style:name="gr8" style:family="graphic" style:parent-style-name="standard">
      <style:graphic-properties draw:stroke="solid" svg:stroke-width="0.018cm" svg:stroke-color="#333333" draw:marker-start-width="0.227cm" draw:marker-end-width="0.227cm" draw:fill="gradient" draw:fill-color="#808080" draw:fill-gradient-name="Gradient_20_8" draw:opacity="100%" draw:textarea-horizontal-align="justify" draw:textarea-vertical-align="middle" draw:auto-grow-height="false" fo:min-height="1.528cm" fo:min-width="1.297cm" fo:padding-top="0.134cm" fo:padding-bottom="0.134cm" fo:padding-left="0.259cm" fo:padding-right="0.259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239cm" loext:decorative="false"/>
      <style:paragraph-properties style:writing-mode="lr-tb"/>
    </style:style>
    <style:style style:name="gr10" style:family="graphic" style:parent-style-name="standard">
      <style:graphic-properties svg:stroke-color="#2a6099" draw:fill="gradient" draw:fill-color="#b4c7dc" draw:fill-gradient-name="Pastel_20_Bouquet" draw:textarea-horizontal-align="justify" draw:textarea-vertical-align="middle" draw:auto-grow-height="false" fo:min-height="1.02cm" fo:min-width="0.643cm" loext:decorative="false"/>
    </style:style>
    <style:style style:name="gr11" style:family="graphic" style:parent-style-name="standard">
      <style:graphic-properties svg:stroke-color="#333333" draw:fill-color="#b2b2b2" draw:textarea-horizontal-align="justify" draw:textarea-vertical-align="middle" draw:auto-grow-height="false" fo:min-height="0cm" fo:min-width="0cm" loext:decorative="false"/>
    </style:style>
    <style:style style:name="gr12" style:family="graphic" style:parent-style-name="standard">
      <style:graphic-properties svg:stroke-color="#2a6099" draw:fill="gradient" draw:fill-color="#b4c7dc" draw:fill-gradient-name="Gradient_20_9" draw:textarea-horizontal-align="justify" draw:textarea-vertical-align="middle" draw:auto-grow-height="false" fo:min-height="1.02cm" fo:min-width="0.643cm" loext:decorative="false"/>
    </style:style>
    <style:style style:name="gr13" style:family="graphic" style:parent-style-name="standard">
      <style:graphic-properties draw:stroke="none" draw:opacity="0%" draw:textarea-horizontal-align="justify" draw:textarea-vertical-align="middle" draw:auto-grow-height="false" fo:min-height="0.639cm" fo:min-width="0.389cm" loext:decorative="false"/>
    </style:style>
    <style:style style:name="gr14" style:family="graphic" style:parent-style-name="standard">
      <style:graphic-properties svg:stroke-color="#333333" draw:fill="gradient" draw:fill-color="#666666" draw:fill-gradient-name="Gradient_20_115" draw:textarea-horizontal-align="justify" draw:textarea-vertical-align="middle" draw:auto-grow-height="false" fo:min-height="0.199cm" fo:min-width="0cm" fo:wrap-option="wrap" draw:shadow="hidden" loext:decorative="false"/>
    </style:style>
    <style:style style:name="gr15" style:family="graphic" style:parent-style-name="standard">
      <style:graphic-properties svg:stroke-color="#333333" draw:fill="gradient" draw:fill-gradient-name="Pastel_20_Bouquet" draw:textarea-horizontal-align="justify" draw:textarea-vertical-align="middle" draw:auto-grow-height="false" fo:min-height="0cm" fo:min-width="0cm" loext:decorative="false"/>
    </style:style>
    <style:style style:name="gr16" style:family="graphic" style:parent-style-name="standard">
      <style:graphic-properties svg:stroke-color="#333333" draw:fill="gradient" draw:fill-color="#666666" draw:fill-gradient-name="Gradient_20_376" draw:opacity="100%" draw:textarea-horizontal-align="justify" draw:textarea-vertical-align="middle" draw:auto-grow-height="false" fo:min-height="0.199cm" fo:min-width="0cm" fo:wrap-option="wrap" draw:shadow="hidden" loext:decorative="false"/>
    </style:style>
    <style:style style:name="gr17" style:family="graphic" style:parent-style-name="standard">
      <style:graphic-properties svg:stroke-color="#333333" draw:fill="gradient" draw:fill-gradient-name="Gradient_20_376" draw:opacity="100%" draw:textarea-horizontal-align="justify" draw:textarea-vertical-align="middle" draw:auto-grow-height="false" fo:min-height="0cm" fo:min-width="0cm" loext:decorative="false"/>
    </style:style>
    <style:style style:name="gr18" style:family="graphic" style:parent-style-name="standard">
      <style:graphic-properties svg:stroke-color="#333333" draw:fill="gradient" draw:fill-color="#666666" draw:fill-gradient-name="Gradient_20_377" draw:textarea-horizontal-align="justify" draw:textarea-vertical-align="middle" draw:auto-grow-height="false" fo:min-height="0.199cm" fo:min-width="0cm" fo:wrap-option="wrap" draw:shadow="hidden" loext:decorative="false"/>
    </style:style>
    <style:style style:name="gr19" style:family="graphic" style:parent-style-name="standard">
      <style:graphic-properties svg:stroke-color="#333333" draw:fill="gradient" draw:fill-gradient-name="Gradient_20_377" draw:textarea-horizontal-align="justify" draw:textarea-vertical-align="middle" draw:auto-grow-height="false" fo:min-height="0cm" fo:min-width="0cm" loext:decorative="false"/>
    </style:style>
    <style:style style:name="gr20" style:family="graphic">
      <style:graphic-properties loext:decorative="false"/>
    </style:style>
    <style:style style:name="gr21" style:family="graphic" style:parent-style-name="objectwithoutfill">
      <style:graphic-properties draw:stroke="solid" draw:stroke-dash="Dot" svg:stroke-width="0.053cm" svg:stroke-color="#999999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22" style:family="graphic" style:parent-style-name="objectwithoutfill">
      <style:graphic-properties draw:stroke="solid" draw:stroke-dash="Dot" svg:stroke-width="0.053cm" svg:stroke-color="#28471f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23" style:family="graphic" style:parent-style-name="objectwithoutfill">
      <style:graphic-properties svg:stroke-width="0.053cm" svg:stroke-color="#8d281e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24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25" style:family="graphic" style:parent-style-name="objectwithoutfill">
      <style:graphic-properties svg:stroke-width="0.212cm" svg:stroke-color="#666666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26" style:family="graphic" style:parent-style-name="standard">
      <style:graphic-properties draw:stroke="solid" svg:stroke-width="0.018cm" svg:stroke-color="#000000" draw:marker-start-width="0.227cm" draw:marker-end-width="0.227cm" draw:fill-color="#ffffff" draw:textarea-horizontal-align="justify" draw:textarea-vertical-align="middle" draw:auto-grow-height="false" fo:min-height="1.005cm" fo:min-width="7.37cm" fo:padding-top="0.134cm" fo:padding-bottom="0.134cm" fo:padding-left="0.259cm" fo:padding-right="0.259cm" loext:decorative="false"/>
    </style:style>
    <style:style style:name="gr2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536cm" fo:min-width="6.461cm" fo:padding-top="0.142cm" fo:padding-bottom="0.142cm" fo:padding-left="0.267cm" fo:padding-right="0.267cm" fo:wrap-option="wrap" loext:decorative="false"/>
    </style:style>
    <style:style style:name="gr2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 fo:wrap-option="wrap" loext:decorative="false"/>
    </style:style>
    <style:style style:name="gr2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 fo:wrap-option="wrap" style:writing-mode="lr-tb" loext:decorative="false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54cm, 5.45cm, 6.668cm, 0.794cm)" draw:image-opacity="100%" style:mirror="horizontal" loext:decorative="false"/>
    </style:style>
    <style:style style:name="gr3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4.161cm" fo:min-width="8.509cm" fo:padding-top="0.142cm" fo:padding-bottom="0.142cm" fo:padding-left="0.267cm" fo:padding-right="0.267cm" fo:wrap-option="wrap" loext:decorative="false"/>
    </style:style>
    <style:style style:name="gr32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0.034cm" fo:min-width="0cm" loext:decorative="false"/>
    </style:style>
    <style:style style:name="gr33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0.039cm" fo:min-width="0cm" loext:decorative="false"/>
    </style:style>
    <style:style style:name="gr34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2.647cm" fo:min-width="2.262cm" loext:decorative="false"/>
    </style:style>
    <style:style style:name="gr35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2.65cm" fo:min-width="2.256cm" loext:decorative="false"/>
    </style:style>
    <style:style style:name="gr36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3.663cm" fo:min-width="7.962cm" loext:decorative="false"/>
    </style:style>
    <style:style style:name="gr37" style:family="graphic" style:parent-style-name="standard">
      <style:graphic-properties draw:stroke="none" draw:fill-color="#000000" draw:opacity="100%" draw:textarea-horizontal-align="justify" draw:textarea-vertical-align="middle" draw:auto-grow-height="false" fo:min-height="0.06cm" fo:min-width="0cm" loext:decorative="false"/>
    </style:style>
    <style:style style:name="gr38" style:family="graphic" style:parent-style-name="standard">
      <style:graphic-properties draw:stroke="none" draw:fill-color="#000000" draw:opacity="100%" draw:textarea-horizontal-align="justify" draw:textarea-vertical-align="middle" draw:auto-grow-height="false" fo:min-height="0.061cm" fo:min-width="0cm" loext:decorative="false"/>
    </style:style>
    <style:style style:name="gr3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093cm" fo:min-width="0cm" fo:wrap-option="wrap" loext:decorative="false"/>
    </style:style>
    <style:style style:name="gr40" style:family="graphic" style:parent-style-name="objectwithoutfill">
      <style:graphic-properties svg:stroke-width="0.053cm" svg:stroke-color="#b2b2b2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41" style:family="graphic" style:parent-style-name="standard">
      <style:graphic-properties draw:stroke="none" svg:stroke-width="0.028cm" svg:stroke-color="#ffffff" draw:marker-start-width="0.242cm" draw:marker-end-width="0.242cm" draw:fill-color="#000000" draw:textarea-horizontal-align="justify" draw:textarea-vertical-align="middle" draw:auto-grow-height="false" fo:min-height="3.055cm" fo:min-width="7.913cm" fo:padding-top="0.139cm" fo:padding-bottom="0.139cm" fo:padding-left="0.264cm" fo:padding-right="0.264cm" loext:decorative="false"/>
    </style:style>
    <style:style style:name="gr42" style:family="graphic" style:parent-style-name="standard">
      <style:graphic-properties draw:stroke="none" draw:fill-color="#cccccc" draw:opacity="100%" draw:textarea-horizontal-align="justify" draw:textarea-vertical-align="middle" draw:auto-grow-height="false" fo:min-height="0.06cm" fo:min-width="0cm" loext:decorative="false"/>
    </style:style>
    <style:style style:name="gr43" style:family="graphic" style:parent-style-name="standard">
      <style:graphic-properties draw:stroke="none" draw:fill-color="#cccccc" draw:opacity="100%" draw:textarea-horizontal-align="justify" draw:textarea-vertical-align="middle" draw:auto-grow-height="false" fo:min-height="0.061cm" fo:min-width="0cm" loext:decorative="false"/>
    </style:style>
    <style:style style:name="gr44" style:family="graphic" style:parent-style-name="standard">
      <style:graphic-properties draw:stroke="none" draw:fill="gradient" draw:fill-gradient-name="Pastel_20_Bouquet" draw:textarea-horizontal-align="justify" draw:textarea-vertical-align="middle" draw:auto-grow-height="false" fo:min-height="0cm" fo:min-width="0cm" fo:wrap-option="wrap" loext:decorative="false"/>
    </style:style>
    <style:style style:name="gr45" style:family="graphic" style:parent-style-name="objectwithoutfill">
      <style:graphic-properties draw:stroke="solid" svg:stroke-color="#000000" draw:fill="none" draw:textarea-vertical-align="middle" loext:decorative="false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7" style:family="graphic" style:parent-style-name="standard">
      <style:graphic-properties draw:stroke="none" svg:stroke-width="0.018cm" draw:marker-start-width="0.227cm" draw:marker-end-width="0.227cm" draw:fill="solid" draw:fill-color="#ffffff" loext:fill-use-slide-background="false" draw:textarea-horizontal-align="justify" draw:textarea-vertical-align="middle" draw:auto-grow-height="false" fo:min-height="0.257cm" fo:min-width="0cm" fo:padding-top="0.134cm" fo:padding-bottom="0.134cm" fo:padding-left="0.259cm" fo:padding-right="0.259cm" fo:wrap-option="wrap" loext:decorative="false"/>
    </style:style>
    <style:style style:name="gr48" style:family="graphic" style:parent-style-name="standard">
      <style:graphic-properties draw:stroke="none" svg:stroke-width="0.018cm" draw:marker-start-width="0.227cm" draw:marker-end-width="0.227cm" draw:fill="gradient" draw:fill-color="#999999" draw:fill-gradient-name="Gradient_20_381" loext:fill-use-slide-background="false" draw:textarea-horizontal-align="justify" draw:textarea-vertical-align="middle" draw:auto-grow-height="false" fo:min-height="0.129cm" fo:min-width="0cm" fo:padding-top="0.134cm" fo:padding-bottom="0.134cm" fo:padding-left="0.259cm" fo:padding-right="0.259cm" fo:wrap-option="wrap" loext:decorative="false"/>
    </style:style>
    <style:style style:name="gr49" style:family="graphic" style:parent-style-name="standard">
      <style:graphic-properties draw:stroke="solid" svg:stroke-width="0.018cm" svg:stroke-color="#000000" draw:marker-start-width="0.227cm" draw:marker-end-width="0.227cm" draw:fill="solid" draw:fill-color="#ffffff" loext:fill-use-slide-background="false" draw:textarea-horizontal-align="justify" draw:textarea-vertical-align="middle" draw:auto-grow-height="false" fo:min-height="0.129cm" fo:min-width="0cm" fo:padding-top="0.134cm" fo:padding-bottom="0.134cm" fo:padding-left="0.259cm" fo:padding-right="0.259cm" fo:wrap-option="wrap" loext:decorative="false"/>
    </style:style>
    <style:style style:name="gr50" style:family="graphic" style:parent-style-name="standard">
      <style:graphic-properties draw:stroke="solid" svg:stroke-color="#000000" draw:fill="solid" draw:fill-color="#dddddd" loext:fill-use-slide-background="false" draw:textarea-horizontal-align="justify" draw:textarea-vertical-align="middle" draw:auto-grow-height="false" fo:min-height="1.708cm" fo:min-width="1.551cm" loext:decorative="false"/>
    </style:style>
    <style:style style:name="gr51" style:family="graphic" style:parent-style-name="standard">
      <style:graphic-properties draw:stroke="none" draw:fill="solid" draw:fill-color="#dddddd" loext:fill-use-slide-background="false" draw:textarea-horizontal-align="justify" draw:textarea-vertical-align="middle" draw:auto-grow-height="false" fo:min-height="1.708cm" fo:min-width="1.551cm" loext:decorative="false"/>
    </style:style>
    <style:style style:name="gr52" style:family="graphic" style:parent-style-name="standard">
      <style:graphic-properties draw:stroke="none" draw:fill="gradient" draw:fill-color="#999999" draw:fill-gradient-name="Gradient_20_388" loext:fill-use-slide-background="false" draw:textarea-horizontal-align="justify" draw:textarea-vertical-align="middle" draw:auto-grow-height="false" fo:min-height="1.187cm" fo:min-width="0.439cm" loext:decorative="false"/>
    </style:style>
    <style:style style:name="gr53" style:family="graphic" style:parent-style-name="standard">
      <style:graphic-properties draw:stroke="none" draw:fill="gradient" draw:fill-color="#999999" draw:fill-gradient-name="Gradient_20_389" loext:fill-use-slide-background="false" draw:textarea-horizontal-align="justify" draw:textarea-vertical-align="middle" draw:auto-grow-height="false" fo:min-height="1.187cm" fo:min-width="0cm" loext:decorative="false"/>
    </style:style>
    <style:style style:name="gr54" style:family="graphic" style:parent-style-name="standard">
      <style:graphic-properties draw:stroke="none" draw:fill="gradient" draw:fill-color="#999999" draw:fill-gradient-name="Gradient_20_390" loext:fill-use-slide-background="false" draw:textarea-horizontal-align="justify" draw:textarea-vertical-align="middle" draw:auto-grow-height="false" fo:min-height="0.274cm" fo:min-width="0.034cm" loext:decorative="false"/>
    </style:style>
    <style:style style:name="gr55" style:family="graphic" style:parent-style-name="standard">
      <style:graphic-properties draw:stroke="none" draw:fill="gradient" draw:fill-color="#999999" draw:fill-gradient-name="Gradient_20_391" loext:fill-use-slide-background="false" draw:textarea-horizontal-align="justify" draw:textarea-vertical-align="middle" draw:auto-grow-height="false" fo:min-height="0.274cm" fo:min-width="0.331cm" loext:decorative="false"/>
    </style:style>
    <style:style style:name="gr56" style:family="graphic" style:parent-style-name="standard">
      <style:graphic-properties draw:stroke="none" draw:fill="gradient" draw:fill-color="#999999" draw:fill-gradient-name="Gradient_20_392" loext:fill-use-slide-background="false" draw:textarea-horizontal-align="justify" draw:textarea-vertical-align="middle" draw:auto-grow-height="false" fo:min-height="0.457cm" fo:min-width="0cm" loext:decorative="false"/>
    </style:style>
    <style:style style:name="gr57" style:family="graphic" style:parent-style-name="objectwithoutfill">
      <style:graphic-properties svg:stroke-color="#000000" draw:fill="none" draw:textarea-vertical-align="middle" loext:decorative="false"/>
    </style:style>
    <style:style style:name="gr58" style:family="graphic" style:parent-style-name="objectwithoutfill">
      <style:graphic-properties svg:stroke-color="#000000" draw:fill="none" draw:textarea-vertical-align="middle" loext:decorative="false"/>
      <style:paragraph-properties style:writing-mode="lr-tb"/>
    </style:style>
    <style:style style:name="gr59" style:family="graphic" style:parent-style-name="standard">
      <style:graphic-properties svg:stroke-color="#000000" draw:fill="gradient" draw:fill-gradient-name="Gradient_20_397" draw:textarea-horizontal-align="justify" draw:textarea-vertical-align="middle" draw:auto-grow-height="false" fo:min-height="1.57cm" fo:min-width="0cm" fo:wrap-option="wrap" loext:decorative="false"/>
    </style:style>
    <style:style style:name="gr60" style:family="graphic" style:parent-style-name="standard">
      <style:graphic-properties svg:stroke-color="#000000" draw:fill-color="#ffffff" draw:textarea-horizontal-align="justify" draw:textarea-vertical-align="middle" draw:auto-grow-height="false" fo:min-height="0.537cm" fo:min-width="0.799cm" fo:wrap-option="wrap" loext:decorative="false"/>
    </style:style>
    <style:style style:name="gr61" style:family="graphic" style:parent-style-name="standard">
      <style:graphic-properties draw:stroke="none" draw:fill="gradient" draw:fill-color="#999999" draw:fill-gradient-name="Gradient_20_387" loext:fill-use-slide-background="false" draw:textarea-horizontal-align="justify" draw:textarea-vertical-align="middle" draw:auto-grow-height="false" fo:min-height="1.737cm" fo:min-width="0cm" loext:decorative="false"/>
    </style:style>
    <style:style style:name="gr62" style:family="graphic" style:parent-style-name="standard">
      <style:graphic-properties draw:stroke="none" svg:stroke-color="#000000" draw:fill-color="#999999" draw:textarea-horizontal-align="justify" draw:textarea-vertical-align="middle" draw:auto-grow-height="false" fo:min-height="0.537cm" fo:min-width="0.799cm" fo:wrap-option="wrap" loext:decorative="false"/>
    </style:style>
    <style:style style:name="gr63" style:family="graphic" style:parent-style-name="standard">
      <style:graphic-properties draw:stroke="none" draw:fill="gradient" draw:fill-color="#999999" draw:fill-gradient-name="Gradient_20_384" loext:fill-use-slide-background="false" draw:textarea-horizontal-align="justify" draw:textarea-vertical-align="middle" draw:auto-grow-height="false" fo:min-height="1.924cm" fo:min-width="0.301cm" loext:decorative="false"/>
    </style:style>
    <style:style style:name="gr64" style:family="graphic" style:parent-style-name="standard">
      <style:graphic-properties draw:stroke="none" draw:fill="solid" draw:fill-color="#333333" loext:fill-use-slide-background="false" draw:textarea-horizontal-align="justify" draw:textarea-vertical-align="middle" draw:auto-grow-height="false" fo:min-height="0.063cm" fo:min-width="0cm" fo:wrap-option="wrap" loext:decorative="false"/>
    </style:style>
    <style:style style:name="gr65" style:family="graphic" style:parent-style-name="objectwithoutfill">
      <style:graphic-properties svg:stroke-width="0.028cm" svg:stroke-color="#111111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66" style:family="graphic" style:parent-style-name="standard">
      <style:graphic-properties draw:stroke="none" draw:fill="solid" draw:fill-color="#666666" loext:fill-use-slide-background="false" draw:textarea-horizontal-align="justify" draw:textarea-vertical-align="middle" draw:auto-grow-height="false" fo:min-height="0.063cm" fo:min-width="0cm" fo:wrap-option="wrap" loext:decorative="false"/>
    </style:style>
    <style:style style:name="gr67" style:family="graphic" style:parent-style-name="standard">
      <style:graphic-properties draw:stroke="none" svg:stroke-width="0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cm" fo:min-width="0.224cm" fo:padding-top="0.134cm" fo:padding-bottom="0.134cm" fo:padding-left="0.259cm" fo:padding-right="0.259cm" fo:wrap-option="wrap" draw:shadow="hidden" loext:decorative="false"/>
    </style:style>
    <style:style style:name="gr68" style:family="graphic" style:parent-style-name="objectwithoutfill">
      <style:graphic-properties svg:stroke-width="0.035cm" svg:stroke-color="#999999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69" style:family="graphic" style:parent-style-name="standard">
      <style:graphic-properties draw:stroke="none" svg:stroke-width="0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cm" fo:min-width="0.226cm" fo:padding-top="0.134cm" fo:padding-bottom="0.134cm" fo:padding-left="0.259cm" fo:padding-right="0.259cm" fo:wrap-option="wrap" draw:shadow="hidden" loext:decorative="false"/>
    </style:style>
    <style:style style:name="gr70" style:family="graphic" style:parent-style-name="standard">
      <style:graphic-properties draw:stroke="none" svg:stroke-width="0.018cm" svg:stroke-color="#666666" draw:marker-start-width="0.227cm" draw:marker-end-width="0.227cm" draw:fill="gradient" draw:fill-gradient-name="Gradient_20_378" loext:fill-use-slide-background="false" draw:textarea-horizontal-align="justify" draw:textarea-vertical-align="middle" draw:auto-grow-height="false" fo:min-height="0.407cm" fo:min-width="0cm" fo:padding-top="0.134cm" fo:padding-bottom="0.134cm" fo:padding-left="0.259cm" fo:padding-right="0.259cm" loext:decorative="false"/>
    </style:style>
    <style:style style:name="gr71" style:family="graphic" style:parent-style-name="standard">
      <style:graphic-properties svg:stroke-width="0.018cm" svg:stroke-color="#666666" draw:marker-start-width="0.227cm" draw:marker-end-width="0.227cm" draw:fill="solid" draw:fill-color="#b47804" loext:fill-use-slide-background="false" draw:textarea-horizontal-align="justify" draw:textarea-vertical-align="middle" draw:auto-grow-height="false" fo:min-height="1.053cm" fo:min-width="0cm" fo:padding-top="0.134cm" fo:padding-bottom="0.134cm" fo:padding-left="0.259cm" fo:padding-right="0.259cm" loext:decorative="false"/>
    </style:style>
    <style:style style:name="gr72" style:family="graphic" style:parent-style-name="standard">
      <style:graphic-properties svg:stroke-width="0.018cm" svg:stroke-color="#666666" draw:marker-start-width="0.227cm" draw:marker-end-width="0.227cm" draw:fill="solid" draw:fill-color="#ffe994" loext:fill-use-slide-background="false" draw:textarea-horizontal-align="justify" draw:textarea-vertical-align="middle" draw:auto-grow-height="false" fo:min-height="0.967cm" fo:min-width="0cm" fo:padding-top="0.134cm" fo:padding-bottom="0.134cm" fo:padding-left="0.259cm" fo:padding-right="0.259cm" loext:decorative="false"/>
    </style:style>
    <style:style style:name="gr73" style:family="graphic" style:parent-style-name="standard">
      <style:graphic-properties svg:stroke-width="0.018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.595cm" fo:min-width="0cm" fo:padding-top="0.134cm" fo:padding-bottom="0.134cm" fo:padding-left="0.259cm" fo:padding-right="0.259cm" loext:decorative="false"/>
    </style:style>
    <style:style style:name="gr74" style:family="graphic" style:parent-style-name="standard">
      <style:graphic-properties svg:stroke-width="0.018cm" svg:stroke-color="#666666" draw:marker-start-width="0.227cm" draw:marker-end-width="0.227cm" draw:fill="solid" draw:fill-color="#999999" loext:fill-use-slide-background="false" draw:textarea-horizontal-align="justify" draw:textarea-vertical-align="middle" draw:auto-grow-height="false" fo:min-height="0.427cm" fo:min-width="0cm" fo:padding-top="0.134cm" fo:padding-bottom="0.134cm" fo:padding-left="0.259cm" fo:padding-right="0.259cm" loext:decorative="false"/>
    </style:style>
    <style:style style:name="gr75" style:family="graphic" style:parent-style-name="standard">
      <style:graphic-properties svg:stroke-width="0.018cm" svg:stroke-color="#666666" draw:marker-start-width="0.227cm" draw:marker-end-width="0.227cm" draw:fill="solid" draw:fill-color="#808080" loext:fill-use-slide-background="false" draw:textarea-horizontal-align="justify" draw:textarea-vertical-align="middle" draw:auto-grow-height="false" fo:min-height="0.835cm" fo:min-width="0cm" fo:padding-top="0.134cm" fo:padding-bottom="0.134cm" fo:padding-left="0.259cm" fo:padding-right="0.259cm" loext:decorative="false"/>
    </style:style>
    <style:style style:name="gr76" style:family="graphic" style:parent-style-name="standard">
      <style:graphic-properties draw:stroke="solid" svg:stroke-width="0.018cm" svg:stroke-color="#666666" draw:marker-start-width="0.227cm" draw:marker-end-width="0.227cm" draw:fill="solid" draw:fill-color="#eeeeee" loext:fill-use-slide-background="false" draw:textarea-horizontal-align="justify" draw:textarea-vertical-align="middle" draw:auto-grow-height="false" fo:min-height="0cm" fo:min-width="0cm" fo:padding-top="0.134cm" fo:padding-bottom="0.134cm" fo:padding-left="0.259cm" fo:padding-right="0.259cm" loext:decorative="false"/>
    </style:style>
    <style:style style:name="gr77" style:family="graphic" style:parent-style-name="standard">
      <style:graphic-properties draw:stroke="solid" svg:stroke-width="0.018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cm" fo:min-width="0cm" fo:padding-top="0.134cm" fo:padding-bottom="0.134cm" fo:padding-left="0.259cm" fo:padding-right="0.259cm" loext:decorative="false"/>
    </style:style>
    <style:style style:name="gr78" style:family="graphic" style:parent-style-name="standard">
      <style:graphic-properties svg:stroke-width="0.018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.521cm" fo:min-width="0cm" fo:padding-top="0.134cm" fo:padding-bottom="0.134cm" fo:padding-left="0.259cm" fo:padding-right="0.259cm" loext:decorative="false"/>
    </style:style>
    <style:style style:name="gr79" style:family="graphic" style:parent-style-name="standard">
      <style:graphic-properties draw:stroke="solid" svg:stroke-width="0.018cm" svg:stroke-color="#666666" draw:marker-start-width="0.227cm" draw:marker-end-width="0.227cm" draw:fill="solid" draw:fill-color="#dddddd" loext:fill-use-slide-background="false" draw:textarea-horizontal-align="justify" draw:textarea-vertical-align="middle" draw:auto-grow-height="false" fo:min-height="0.062cm" fo:min-width="0cm" fo:padding-top="0.134cm" fo:padding-bottom="0.134cm" fo:padding-left="0.259cm" fo:padding-right="0.259cm" loext:decorative="false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in-height="0.2cm" loext:decorative="false"/>
      <style:paragraph-properties style:writing-mode="lr-tb"/>
    </style:style>
    <style:style style:name="gr81" style:family="graphic" style:parent-style-name="standard">
      <style:graphic-properties draw:stroke="none" svg:stroke-width="0.018cm" svg:stroke-color="#666666" draw:marker-start-width="0.227cm" draw:marker-end-width="0.227cm" draw:fill="gradient" draw:fill-gradient-name="Gradient_20_399" loext:fill-use-slide-background="false" draw:textarea-horizontal-align="justify" draw:textarea-vertical-align="middle" draw:auto-grow-height="false" fo:min-height="0.407cm" fo:min-width="0cm" fo:padding-top="0.134cm" fo:padding-bottom="0.134cm" fo:padding-left="0.259cm" fo:padding-right="0.259cm" loext:decorative="false"/>
    </style:style>
    <style:style style:name="gr82" style:family="graphic" style:parent-style-name="objectwithoutfill">
      <style:graphic-properties draw:stroke="solid" draw:stroke-dash="Dot" svg:stroke-width="0.053cm" svg:stroke-color="#b2b2b2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83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914cm" fo:min-width="7.166cm" draw:shadow="hidden" loext:decorative="false"/>
      <style:paragraph-properties style:writing-mode="lr-tb"/>
    </style:style>
    <style:style style:name="gr84" style:family="graphic" style:parent-style-name="standard">
      <style:graphic-properties svg:stroke-color="#000000" draw:fill="gradient" draw:fill-gradient-name="Pastel_20_Bouquet" draw:textarea-horizontal-align="justify" draw:textarea-vertical-align="middle" draw:auto-grow-height="false" fo:min-height="3.216cm" fo:min-width="6.166cm" loext:decorative="false"/>
    </style:style>
    <style:style style:name="gr85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.11cm" fo:min-width="0cm" fo:wrap-option="wrap" loext:decorative="false"/>
    </style:style>
    <style:style style:name="gr86" style:family="graphic" style:parent-style-name="objectwithoutfill">
      <style:graphic-properties draw:stroke="solid" draw:stroke-dash="Dot" svg:stroke-width="0.053cm" svg:stroke-color="#729fcf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87" style:family="graphic" style:parent-style-name="objectwithoutfill">
      <style:graphic-properties draw:stroke="solid" draw:stroke-dash="Dot" svg:stroke-width="0.053cm" svg:stroke-color="#1e6a39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88" style:family="graphic" style:parent-style-name="objectwithoutfill">
      <style:graphic-properties svg:stroke-width="0.053cm" svg:stroke-color="#c9211e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89" style:family="graphic" style:parent-style-name="standard">
      <style:graphic-properties draw:stroke="none" draw:fill-color="#1c1c1c" draw:textarea-horizontal-align="justify" draw:textarea-vertical-align="middle" draw:auto-grow-height="false" fo:min-height="0cm" fo:min-width="0cm" fo:wrap-option="wrap" loext:decorative="false"/>
    </style:style>
    <style:style style:name="gr90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1.774cm" loext:decorative="false"/>
    </style:style>
    <style:style style:name="gr91" style:family="graphic" style:parent-style-name="standard">
      <style:graphic-properties draw:stroke="none" draw:fill-color="#111111" draw:textarea-horizontal-align="justify" draw:textarea-vertical-align="middle" draw:auto-grow-height="false" fo:min-height="0.919cm" fo:min-width="6.892cm" loext:decorative="false"/>
    </style:style>
    <style:style style:name="gr92" style:family="graphic" style:parent-style-name="standard">
      <style:graphic-properties draw:stroke="none" draw:fill="gradient" draw:fill-gradient-name="Pastel_20_Bouquet" draw:textarea-horizontal-align="justify" draw:textarea-vertical-align="middle" draw:auto-grow-height="false" fo:min-height="0.145cm" fo:min-width="0cm" fo:wrap-option="wrap" loext:decorative="false"/>
    </style:style>
    <style:style style:name="gr93" style:family="graphic" style:parent-style-name="standard">
      <style:graphic-properties draw:stroke="none" draw:fill-color="#acb20c" draw:textarea-horizontal-align="justify" draw:textarea-vertical-align="middle" draw:auto-grow-height="false" fo:min-height="0.706cm" fo:min-width="0cm" loext:decorative="false"/>
    </style:style>
    <style:style style:name="gr94" style:family="graphic" style:parent-style-name="standard">
      <style:graphic-properties draw:stroke="none" draw:fill-color="#333333" draw:textarea-horizontal-align="justify" draw:textarea-vertical-align="middle" draw:auto-grow-height="false" fo:min-height="0.706cm" fo:min-width="0cm" loext:decorative="false"/>
    </style:style>
    <style:style style:name="gr95" style:family="graphic" style:parent-style-name="standard">
      <style:graphic-properties draw:stroke="none" draw:fill="gradient" draw:fill-gradient-name="Gradient_20_404" draw:textarea-horizontal-align="justify" draw:textarea-vertical-align="middle" draw:auto-grow-height="false" fo:min-height="0.022cm" fo:min-width="0cm" fo:wrap-option="wrap" loext:decorative="false"/>
    </style:style>
    <style:style style:name="P1" style:family="paragraph">
      <loext:graphic-properties draw:fill="gradient" draw:fill-color="#999999" draw:fill-gradient-name="Gradient_20_379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gradient" draw:fill-color="#808080" draw:fill-gradient-name="Gradient_20_8" draw:opacity="100%"/>
      <style:paragraph-properties fo:text-align="center" style:writing-mode="lr-tb"/>
      <style:text-properties fo:font-size="6pt" style:font-size-asian="6pt" style:font-size-complex="6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gradient" draw:fill-color="#b4c7dc" draw:fill-gradient-name="Pastel_20_Bouquet"/>
      <style:paragraph-properties fo:text-align="center"/>
    </style:style>
    <style:style style:name="P9" style:family="paragraph">
      <loext:graphic-properties draw:fill-color="#b2b2b2"/>
      <style:paragraph-properties fo:text-align="center"/>
    </style:style>
    <style:style style:name="P10" style:family="paragraph">
      <loext:graphic-properties draw:fill="gradient" draw:fill-color="#b4c7dc" draw:fill-gradient-name="Gradient_20_9"/>
      <style:paragraph-properties fo:text-align="center"/>
    </style:style>
    <style:style style:name="P11" style:family="paragraph">
      <loext:graphic-properties draw:fill="gradient" draw:fill-color="#666666" draw:fill-gradient-name="Gradient_20_115"/>
      <style:paragraph-properties fo:text-align="center"/>
    </style:style>
    <style:style style:name="P12" style:family="paragraph">
      <loext:graphic-properties draw:fill="gradient" draw:fill-gradient-name="Pastel_20_Bouquet"/>
      <style:paragraph-properties fo:text-align="center"/>
    </style:style>
    <style:style style:name="P13" style:family="paragraph">
      <loext:graphic-properties draw:fill="gradient" draw:fill-color="#666666" draw:fill-gradient-name="Gradient_20_376" draw:opacity="100%"/>
      <style:paragraph-properties fo:text-align="center"/>
    </style:style>
    <style:style style:name="P14" style:family="paragraph">
      <loext:graphic-properties draw:fill="gradient" draw:fill-gradient-name="Gradient_20_376" draw:opacity="100%"/>
      <style:paragraph-properties fo:text-align="center"/>
    </style:style>
    <style:style style:name="P15" style:family="paragraph">
      <loext:graphic-properties draw:fill="gradient" draw:fill-color="#666666" draw:fill-gradient-name="Gradient_20_377"/>
      <style:paragraph-properties fo:text-align="center"/>
    </style:style>
    <style:style style:name="P16" style:family="paragraph">
      <loext:graphic-properties draw:fill="gradient" draw:fill-gradient-name="Gradient_20_377"/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center" style:writing-mode="lr-tb"/>
    </style:style>
    <style:style style:name="P21" style:family="paragraph">
      <loext:graphic-properties draw:fill="none" draw:opacity="100%"/>
      <style:paragraph-properties fo:text-align="center"/>
    </style:style>
    <style:style style:name="P22" style:family="paragraph">
      <loext:graphic-properties draw:fill="solid" draw:fill-color="#ffffff" draw:opacity="100%"/>
      <style:paragraph-properties fo:text-align="center"/>
    </style:style>
    <style:style style:name="P23" style:family="paragraph">
      <loext:graphic-properties draw:fill-color="#000000" draw:opacity="100%"/>
      <style:paragraph-properties fo:text-align="center"/>
    </style:style>
    <style:style style:name="P24" style:family="paragraph">
      <loext:graphic-properties draw:fill-color="#cccccc" draw:opacity="100%"/>
      <style:paragraph-properties fo:text-align="center"/>
    </style:style>
    <style:style style:name="P25" style:family="paragraph">
      <loext:graphic-properties draw:fill="gradient" draw:fill-color="#999999" draw:fill-gradient-name="Gradient_20_381"/>
      <style:paragraph-properties fo:text-align="center"/>
    </style:style>
    <style:style style:name="P26" style:family="paragraph">
      <loext:graphic-properties draw:fill="solid" draw:fill-color="#dddddd"/>
      <style:paragraph-properties fo:text-align="center"/>
    </style:style>
    <style:style style:name="P27" style:family="paragraph">
      <loext:graphic-properties draw:fill="gradient" draw:fill-color="#999999" draw:fill-gradient-name="Gradient_20_388"/>
      <style:paragraph-properties fo:text-align="center"/>
    </style:style>
    <style:style style:name="P28" style:family="paragraph">
      <loext:graphic-properties draw:fill="gradient" draw:fill-color="#999999" draw:fill-gradient-name="Gradient_20_389"/>
      <style:paragraph-properties fo:text-align="center"/>
    </style:style>
    <style:style style:name="P29" style:family="paragraph">
      <loext:graphic-properties draw:fill="gradient" draw:fill-color="#999999" draw:fill-gradient-name="Gradient_20_390"/>
      <style:paragraph-properties fo:text-align="center"/>
    </style:style>
    <style:style style:name="P30" style:family="paragraph">
      <loext:graphic-properties draw:fill="gradient" draw:fill-color="#999999" draw:fill-gradient-name="Gradient_20_391"/>
      <style:paragraph-properties fo:text-align="center"/>
    </style:style>
    <style:style style:name="P31" style:family="paragraph">
      <loext:graphic-properties draw:fill="gradient" draw:fill-color="#999999" draw:fill-gradient-name="Gradient_20_392"/>
      <style:paragraph-properties fo:text-align="center"/>
    </style:style>
    <style:style style:name="P32" style:family="paragraph">
      <loext:graphic-properties draw:fill="gradient" draw:fill-gradient-name="Gradient_20_397"/>
      <style:paragraph-properties fo:text-align="center"/>
    </style:style>
    <style:style style:name="P33" style:family="paragraph">
      <loext:graphic-properties draw:fill="gradient" draw:fill-color="#999999" draw:fill-gradient-name="Gradient_20_387"/>
      <style:paragraph-properties fo:text-align="center"/>
    </style:style>
    <style:style style:name="P34" style:family="paragraph">
      <loext:graphic-properties draw:fill-color="#999999"/>
      <style:paragraph-properties fo:text-align="center"/>
    </style:style>
    <style:style style:name="P35" style:family="paragraph">
      <loext:graphic-properties draw:fill="gradient" draw:fill-color="#999999" draw:fill-gradient-name="Gradient_20_384"/>
      <style:paragraph-properties fo:text-align="center"/>
    </style:style>
    <style:style style:name="P36" style:family="paragraph">
      <loext:graphic-properties draw:fill="solid" draw:fill-color="#333333"/>
      <style:paragraph-properties fo:text-align="center"/>
    </style:style>
    <style:style style:name="P37" style:family="paragraph">
      <loext:graphic-properties draw:fill="solid" draw:fill-color="#666666"/>
      <style:paragraph-properties fo:text-align="center"/>
    </style:style>
    <style:style style:name="P38" style:family="paragraph">
      <loext:graphic-properties draw:fill="solid" draw:fill-color="#cccccc"/>
      <style:paragraph-properties fo:text-align="center"/>
    </style:style>
    <style:style style:name="P39" style:family="paragraph">
      <loext:graphic-properties draw:fill="gradient" draw:fill-gradient-name="Gradient_20_378"/>
      <style:paragraph-properties fo:text-align="center"/>
    </style:style>
    <style:style style:name="P40" style:family="paragraph">
      <loext:graphic-properties draw:fill="solid" draw:fill-color="#b47804"/>
      <style:paragraph-properties fo:text-align="center"/>
    </style:style>
    <style:style style:name="P41" style:family="paragraph">
      <loext:graphic-properties draw:fill="solid" draw:fill-color="#ffe994"/>
      <style:paragraph-properties fo:text-align="center"/>
    </style:style>
    <style:style style:name="P42" style:family="paragraph">
      <loext:graphic-properties draw:fill="solid" draw:fill-color="#999999"/>
      <style:paragraph-properties fo:text-align="center"/>
    </style:style>
    <style:style style:name="P43" style:family="paragraph">
      <loext:graphic-properties draw:fill="solid" draw:fill-color="#808080"/>
      <style:paragraph-properties fo:text-align="center"/>
    </style:style>
    <style:style style:name="P44" style:family="paragraph">
      <loext:graphic-properties draw:fill="solid" draw:fill-color="#eeeeee"/>
      <style:paragraph-properties fo:text-align="center"/>
    </style:style>
    <style:style style:name="P45" style:family="paragraph">
      <loext:graphic-properties draw:fill="none" draw:fill-color="#ffffff"/>
      <style:text-properties fo:font-size="5pt" style:font-size-asian="5pt" style:font-size-complex="5pt"/>
    </style:style>
    <style:style style:name="P46" style:family="paragraph">
      <loext:graphic-properties draw:fill="gradient" draw:fill-gradient-name="Gradient_20_399"/>
      <style:paragraph-properties fo:text-align="center"/>
    </style:style>
    <style:style style:name="P47" style:family="paragraph">
      <loext:graphic-properties draw:fill="solid" draw:fill-color="#b2b2b2"/>
      <style:paragraph-properties fo:text-align="center"/>
    </style:style>
    <style:style style:name="P48" style:family="paragraph">
      <loext:graphic-properties draw:fill-color="#1c1c1c"/>
      <style:paragraph-properties fo:text-align="center"/>
    </style:style>
    <style:style style:name="P49" style:family="paragraph">
      <loext:graphic-properties draw:fill-color="#111111"/>
      <style:paragraph-properties fo:text-align="center"/>
    </style:style>
    <style:style style:name="P50" style:family="paragraph">
      <loext:graphic-properties draw:fill-color="#acb20c"/>
      <style:paragraph-properties fo:text-align="center"/>
    </style:style>
    <style:style style:name="P51" style:family="paragraph">
      <loext:graphic-properties draw:fill-color="#333333"/>
      <style:paragraph-properties fo:text-align="center"/>
    </style:style>
    <style:style style:name="P52" style:family="paragraph">
      <loext:graphic-properties draw:fill="gradient" draw:fill-gradient-name="Gradient_20_404"/>
      <style:paragraph-properties fo:text-align="cente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41cm" svg:height="4.078cm" svg:x="4.383cm" svg:y="21.0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067cm" svg:height="3.417cm" draw:transform="rotate (0.785398163397448) translate (28.203cm 13.185cm)">
          <text:p/>
          <draw:enhanced-geometry svg:viewBox="0 0 21600 21600" draw:path-stretchpoint-x="10800" draw:path-stretchpoint-y="10800" draw:text-areas="?f3 ?f4 ?f5 ?f6" draw:type="round-rectangle" draw:modifiers="4702.507140590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067cm" svg:height="3.417cm" draw:transform="rotate (0.785398163397448) translate (24.803cm 13.544cm)">
          <text:p/>
          <draw:enhanced-geometry svg:viewBox="0 0 21600 21600" draw:path-stretchpoint-x="10800" draw:path-stretchpoint-y="10800" draw:text-areas="?f3 ?f4 ?f5 ?f6" draw:type="round-rectangle" draw:modifiers="4702.507140590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144cm" svg:height="0.889cm" svg:x="6.632cm" svg:y="3.224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5" draw:text-style-name="P4" draw:layer="layout" svg:width="0.202cm" svg:height="0.76cm" svg:x="2.219cm" svg:y="3.84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279cm" svg:height="0.528cm" svg:x="2.181cm" svg:y="4.297cm">
            <draw:glue-point draw:id="4" svg:x="-0.075cm" svg:y="4.954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5" draw:layer="layout" svg:width="0.188cm" svg:height="0.388cm" svg:x="2.226cm" svg:y="4.379cm">
            <draw:glue-point draw:id="4" svg:x="-0.075cm" svg:y="4.954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0.202cm" svg:height="0.76cm" svg:x="2.859cm" svg:y="3.84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279cm" svg:height="0.528cm" svg:x="2.821cm" svg:y="4.297cm">
            <draw:glue-point draw:id="4" svg:x="-0.075cm" svg:y="4.954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5" draw:layer="layout" svg:width="0.188cm" svg:height="0.388cm" svg:x="2.866cm" svg:y="4.379cm">
            <draw:glue-point draw:id="4" svg:x="-0.075cm" svg:y="4.954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0.202cm" svg:height="0.76cm" svg:x="3.479cm" svg:y="3.84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279cm" svg:height="0.528cm" svg:x="3.441cm" svg:y="4.297cm">
            <draw:glue-point draw:id="4" svg:x="-0.075cm" svg:y="4.954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5" draw:layer="layout" svg:width="0.188cm" svg:height="0.388cm" svg:x="3.486cm" svg:y="4.379cm">
            <draw:glue-point draw:id="4" svg:x="-0.075cm" svg:y="4.954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" draw:text-style-name="P6" draw:layer="layout" svg:width="2.565cm" svg:height="2.54cm" svg:x="1.668cm" svg:y="1.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0.245cm" svg:height="0.489cm" svg:x="2.263cm" svg:y="4.334cm">
          <draw:text-box>
            <text:p><text:span text:style-name="T1">3</text:span></text:p>
          </draw:text-box>
        </draw:frame>
        <draw:frame draw:style-name="gr9" draw:text-style-name="P7" draw:layer="layout" svg:width="0.245cm" svg:height="0.489cm" svg:x="2.909cm" svg:y="4.335cm">
          <draw:text-box>
            <text:p><text:span text:style-name="T1">2</text:span></text:p>
          </draw:text-box>
        </draw:frame>
        <draw:frame draw:style-name="gr9" draw:text-style-name="P7" draw:layer="layout" svg:width="0.245cm" svg:height="0.489cm" svg:x="3.525cm" svg:y="4.336cm">
          <draw:text-box>
            <text:p><text:span text:style-name="T1">1</text:span></text:p>
          </draw:text-box>
        </draw:frame>
        <draw:g draw:style-name="gr4">
          <draw:custom-shape draw:style-name="gr10" draw:text-style-name="P8" draw:layer="layout" svg:width="1.143cm" svg:height="1.27cm" svg:x="6.645cm" svg:y="1.829cm">
            <text:p/>
            <draw:enhanced-geometry svg:viewBox="0 0 21600 21600" draw:type="rectangle" draw:enhanced-path="M 0 0 L 21600 0 21600 21600 0 21600 0 0 Z N"/>
          </draw:custom-shape>
          <draw:g draw:style-name="gr4">
            <draw:custom-shape draw:style-name="gr11" draw:text-style-name="P9" draw:layer="layout" svg:width="0.361cm" svg:height="0.156cm" svg:x="6.777cm" svg:y="1.986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9" draw:layer="layout" svg:width="0.361cm" svg:height="0.156cm" svg:x="7.295cm" svg:y="1.986cm">
              <text:p/>
              <draw:enhanced-geometry svg:viewBox="0 0 21600 21600" draw:type="rectangle" draw:enhanced-path="M 0 0 L 21600 0 21600 21600 0 21600 0 0 Z N"/>
            </draw:custom-shape>
          </draw:g>
          <draw:g draw:style-name="gr4">
            <draw:custom-shape draw:style-name="gr11" draw:text-style-name="P9" draw:layer="layout" svg:width="0.361cm" svg:height="0.156cm" svg:x="6.777cm" svg:y="2.387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9" draw:layer="layout" svg:width="0.361cm" svg:height="0.156cm" svg:x="7.295cm" svg:y="2.387cm">
              <text:p/>
              <draw:enhanced-geometry svg:viewBox="0 0 21600 21600" draw:type="rectangle" draw:enhanced-path="M 0 0 L 21600 0 21600 21600 0 21600 0 0 Z N"/>
            </draw:custom-shape>
          </draw:g>
          <draw:g draw:style-name="gr4">
            <draw:custom-shape draw:style-name="gr11" draw:text-style-name="P9" draw:layer="layout" svg:width="0.361cm" svg:height="0.156cm" svg:x="6.777cm" svg:y="2.786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9" draw:layer="layout" svg:width="0.361cm" svg:height="0.156cm" svg:x="7.295cm" svg:y="2.786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4">
          <draw:custom-shape draw:style-name="gr10" draw:text-style-name="P8" draw:layer="layout" svg:width="1.143cm" svg:height="1.27cm" svg:x="8.509cm" svg:y="1.811cm">
            <text:p/>
            <draw:enhanced-geometry svg:viewBox="0 0 21600 21600" draw:type="rectangle" draw:enhanced-path="M 0 0 L 21600 0 21600 21600 0 21600 0 0 Z N"/>
          </draw:custom-shape>
          <draw:g draw:style-name="gr4">
            <draw:custom-shape draw:style-name="gr11" draw:text-style-name="P9" draw:layer="layout" svg:width="0.361cm" svg:height="0.156cm" svg:x="8.641cm" svg:y="1.968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9" draw:layer="layout" svg:width="0.361cm" svg:height="0.156cm" svg:x="9.159cm" svg:y="1.968cm">
              <text:p/>
              <draw:enhanced-geometry svg:viewBox="0 0 21600 21600" draw:type="rectangle" draw:enhanced-path="M 0 0 L 21600 0 21600 21600 0 21600 0 0 Z N"/>
            </draw:custom-shape>
          </draw:g>
          <draw:g draw:style-name="gr4">
            <draw:custom-shape draw:style-name="gr11" draw:text-style-name="P9" draw:layer="layout" svg:width="0.361cm" svg:height="0.156cm" svg:x="8.641cm" svg:y="2.369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9" draw:layer="layout" svg:width="0.361cm" svg:height="0.156cm" svg:x="9.159cm" svg:y="2.369cm">
              <text:p/>
              <draw:enhanced-geometry svg:viewBox="0 0 21600 21600" draw:type="rectangle" draw:enhanced-path="M 0 0 L 21600 0 21600 21600 0 21600 0 0 Z N"/>
            </draw:custom-shape>
          </draw:g>
          <draw:g draw:style-name="gr4">
            <draw:custom-shape draw:style-name="gr11" draw:text-style-name="P9" draw:layer="layout" svg:width="0.361cm" svg:height="0.156cm" svg:x="8.641cm" svg:y="2.768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9" draw:layer="layout" svg:width="0.361cm" svg:height="0.156cm" svg:x="9.159cm" svg:y="2.76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4">
          <draw:custom-shape draw:style-name="gr12" draw:text-style-name="P10" draw:layer="layout" svg:width="1.143cm" svg:height="1.27cm" svg:x="10.981cm" svg:y="1.787cm">
            <text:p/>
            <draw:enhanced-geometry svg:viewBox="0 0 21600 21600" draw:type="rectangle" draw:enhanced-path="M 0 0 L 21600 0 21600 21600 0 21600 0 0 Z N"/>
          </draw:custom-shape>
          <draw:g draw:style-name="gr4">
            <draw:custom-shape draw:style-name="gr11" draw:text-style-name="P9" draw:layer="layout" svg:width="0.361cm" svg:height="0.156cm" svg:x="11.113cm" svg:y="1.94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9" draw:layer="layout" svg:width="0.361cm" svg:height="0.156cm" svg:x="11.631cm" svg:y="1.944cm">
              <text:p/>
              <draw:enhanced-geometry svg:viewBox="0 0 21600 21600" draw:type="rectangle" draw:enhanced-path="M 0 0 L 21600 0 21600 21600 0 21600 0 0 Z N"/>
            </draw:custom-shape>
          </draw:g>
          <draw:g draw:style-name="gr4">
            <draw:custom-shape draw:style-name="gr11" draw:text-style-name="P9" draw:layer="layout" svg:width="0.361cm" svg:height="0.156cm" svg:x="11.113cm" svg:y="2.34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9" draw:layer="layout" svg:width="0.361cm" svg:height="0.156cm" svg:x="11.631cm" svg:y="2.345cm">
              <text:p/>
              <draw:enhanced-geometry svg:viewBox="0 0 21600 21600" draw:type="rectangle" draw:enhanced-path="M 0 0 L 21600 0 21600 21600 0 21600 0 0 Z N"/>
            </draw:custom-shape>
          </draw:g>
          <draw:g draw:style-name="gr4">
            <draw:custom-shape draw:style-name="gr11" draw:text-style-name="P9" draw:layer="layout" svg:width="0.361cm" svg:height="0.156cm" svg:x="11.113cm" svg:y="2.74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9" draw:layer="layout" svg:width="0.361cm" svg:height="0.156cm" svg:x="11.631cm" svg:y="2.744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3" draw:text-style-name="P3" draw:layer="layout" svg:width="0.889cm" svg:height="0.889cm" svg:x="5.772cm" svg:y="3.234cm">
          <text:p/>
          <draw:enhanced-geometry svg:viewBox="0 0 21600 21600" draw:type="rectangle" draw:enhanced-path="M 0 0 L 21600 0 21600 21600 0 21600 0 0 Z N"/>
        </draw:custom-shape>
        <draw:g draw:style-name="gr4">
          <draw:path draw:style-name="gr14" draw:text-style-name="P11" draw:layer="layout" svg:width="0.376cm" svg:height="0.836cm" svg:x="6.015cm" svg:y="3.228cm" svg:viewBox="0 0 377 837" svg:d="M377 166c0 3 0 5 0 8v3c-1 6-2 12-3 18l-91 642h-189l-91-642c-1-6-2-12-3-18v-3c0-3 0-5 0-8 0-29 9-58 25-83 17-25 41-46 69-61 29-14 61-22 95-22 33 0 65 8 94 22 28 15 52 36 69 61 16 25 25 54 25 83z">
            <text:p/>
          </draw:path>
          <draw:custom-shape draw:style-name="gr15" draw:text-style-name="P12" draw:layer="layout" svg:width="0.331cm" svg:height="0.041cm" svg:x="6.038cm" svg:y="4.0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4">
          <draw:path draw:style-name="gr16" draw:text-style-name="P13" draw:layer="layout" svg:width="0.376cm" svg:height="0.904cm" draw:transform="rotate (0.610865238198015) translate (5.17608880764566cm 3.46846930252173cm)" svg:viewBox="0 0 377 905" svg:d="M377 166c1 3 0 6 0 8l-1 3c1 7-1 12-2 19l-118 709-166-116-87-593c-2-6-2-13-3-18v-4c0-2 0-5 0-9 1-28 9-57 25-82s40-45 69-60c29-16 62-23 95-23s65 8 94 22c30 14 53 35 69 61s25 53 25 83z">
            <text:p/>
          </draw:path>
          <draw:custom-shape draw:style-name="gr17" draw:text-style-name="P14" draw:layer="layout" svg:width="0.331cm" svg:height="0.041cm" svg:x="5.639cm" svg:y="4.07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4">
          <draw:path draw:style-name="gr18" draw:text-style-name="P15" draw:layer="layout" svg:width="0.376cm" svg:height="0.904cm" draw:transform="rotate (-0.611039771123214) translate (7.5229929496893cm 3.25412245525945cm)" svg:viewBox="0 0 377 905" svg:d="M0 166c0 3 1 6 0 8l1 3c0 7 1 12 2 19l118 709 166-116 87-593c2-6 2-13 3-18v-4c0-2 0-5 0-9-1-28-8-57-25-82-16-25-40-45-69-61-29-15-62-22-95-22s-65 8-94 22-53 35-69 61-25 53-25 83z">
            <text:p/>
          </draw:path>
          <draw:custom-shape draw:style-name="gr19" draw:text-style-name="P16" draw:layer="layout" svg:width="0.331cm" svg:height="0.041cm" svg:x="7.039cm" svg:y="4.0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9" draw:text-style-name="P7" draw:layer="layout" svg:width="0.245cm" svg:height="0.489cm" svg:x="7.661cm" svg:y="2.628cm">
          <draw:text-box>
            <text:p><text:span text:style-name="T1">1</text:span></text:p>
          </draw:text-box>
        </draw:frame>
        <draw:frame draw:style-name="gr9" draw:text-style-name="P7" draw:layer="layout" svg:width="0.245cm" svg:height="0.489cm" svg:x="7.665cm" svg:y="2.222cm">
          <draw:text-box>
            <text:p><text:span text:style-name="T1">2</text:span></text:p>
          </draw:text-box>
        </draw:frame>
        <draw:frame draw:style-name="gr9" draw:text-style-name="P7" draw:layer="layout" svg:width="0.245cm" svg:height="0.489cm" svg:x="7.666cm" svg:y="1.823cm">
          <draw:text-box>
            <text:p><text:span text:style-name="T1">3</text:span></text:p>
          </draw:text-box>
        </draw:frame>
        <draw:frame draw:style-name="gr9" draw:text-style-name="P7" draw:layer="layout" svg:width="0.245cm" svg:height="0.489cm" svg:x="6.65cm" svg:y="2.617cm">
          <draw:text-box>
            <text:p><text:span text:style-name="T1">4</text:span></text:p>
          </draw:text-box>
        </draw:frame>
        <draw:frame draw:style-name="gr9" draw:text-style-name="P7" draw:layer="layout" svg:width="0.245cm" svg:height="0.489cm" svg:x="6.651cm" svg:y="2.218cm">
          <draw:text-box>
            <text:p><text:span text:style-name="T1">5</text:span></text:p>
          </draw:text-box>
        </draw:frame>
        <draw:frame draw:style-name="gr9" draw:text-style-name="P7" draw:layer="layout" svg:width="0.245cm" svg:height="0.489cm" svg:x="6.652cm" svg:y="1.819cm">
          <draw:text-box>
            <text:p><text:span text:style-name="T1">6</text:span></text:p>
          </draw:text-box>
        </draw:frame>
        <draw:frame draw:style-name="gr9" draw:text-style-name="P7" draw:layer="layout" svg:width="0.245cm" svg:height="0.489cm" svg:x="9.526cm" svg:y="2.607cm">
          <draw:text-box>
            <text:p><text:span text:style-name="T1">1</text:span></text:p>
          </draw:text-box>
        </draw:frame>
        <draw:frame draw:style-name="gr9" draw:text-style-name="P7" draw:layer="layout" svg:width="0.245cm" svg:height="0.489cm" svg:x="9.53cm" svg:y="2.201cm">
          <draw:text-box>
            <text:p><text:span text:style-name="T1">2</text:span></text:p>
          </draw:text-box>
        </draw:frame>
        <draw:frame draw:style-name="gr9" draw:text-style-name="P7" draw:layer="layout" svg:width="0.245cm" svg:height="0.489cm" svg:x="9.531cm" svg:y="1.802cm">
          <draw:text-box>
            <text:p><text:span text:style-name="T1">3</text:span></text:p>
          </draw:text-box>
        </draw:frame>
        <draw:frame draw:style-name="gr9" draw:text-style-name="P7" draw:layer="layout" svg:width="0.245cm" svg:height="0.489cm" svg:x="8.515cm" svg:y="2.596cm">
          <draw:text-box>
            <text:p><text:span text:style-name="T1">4</text:span></text:p>
          </draw:text-box>
        </draw:frame>
        <draw:frame draw:style-name="gr9" draw:text-style-name="P7" draw:layer="layout" svg:width="0.245cm" svg:height="0.489cm" svg:x="8.516cm" svg:y="2.197cm">
          <draw:text-box>
            <text:p><text:span text:style-name="T1">5</text:span></text:p>
          </draw:text-box>
        </draw:frame>
        <draw:frame draw:style-name="gr9" draw:text-style-name="P7" draw:layer="layout" svg:width="0.245cm" svg:height="0.489cm" svg:x="8.517cm" svg:y="1.798cm">
          <draw:text-box>
            <text:p><text:span text:style-name="T1">6</text:span></text:p>
          </draw:text-box>
        </draw:frame>
        <draw:frame draw:style-name="gr9" draw:text-style-name="P7" draw:layer="layout" svg:width="0.245cm" svg:height="0.489cm" svg:x="12.001cm" svg:y="2.588cm">
          <draw:text-box>
            <text:p><text:span text:style-name="T1">1</text:span></text:p>
          </draw:text-box>
        </draw:frame>
        <draw:frame draw:style-name="gr9" draw:text-style-name="P7" draw:layer="layout" svg:width="0.245cm" svg:height="0.489cm" svg:x="12.005cm" svg:y="2.182cm">
          <draw:text-box>
            <text:p><text:span text:style-name="T1">2</text:span></text:p>
          </draw:text-box>
        </draw:frame>
        <draw:frame draw:style-name="gr9" draw:text-style-name="P7" draw:layer="layout" svg:width="0.245cm" svg:height="0.489cm" svg:x="12.006cm" svg:y="1.783cm">
          <draw:text-box>
            <text:p><text:span text:style-name="T1">3</text:span></text:p>
          </draw:text-box>
        </draw:frame>
        <draw:frame draw:style-name="gr9" draw:text-style-name="P7" draw:layer="layout" svg:width="0.245cm" svg:height="0.489cm" svg:x="10.99cm" svg:y="2.577cm">
          <draw:text-box>
            <text:p><text:span text:style-name="T1">4</text:span></text:p>
          </draw:text-box>
        </draw:frame>
        <draw:frame draw:style-name="gr9" draw:text-style-name="P7" draw:layer="layout" svg:width="0.245cm" svg:height="0.489cm" svg:x="10.991cm" svg:y="2.178cm">
          <draw:text-box>
            <text:p><text:span text:style-name="T1">5</text:span></text:p>
          </draw:text-box>
        </draw:frame>
        <draw:frame draw:style-name="gr9" draw:text-style-name="P7" draw:layer="layout" svg:width="0.245cm" svg:height="0.489cm" svg:x="10.992cm" svg:y="1.779cm">
          <draw:text-box>
            <text:p><text:span text:style-name="T1">6</text:span></text:p>
          </draw:text-box>
        </draw:frame>
        <draw:g draw:style-name="gr20">
          <draw:line draw:style-name="gr21" draw:text-style-name="P17" draw:layer="layout" svg:x1="22.85cm" svg:y1="14.84cm" svg:x2="22.798cm" svg:y2="15.258cm">
            <text:p/>
          </draw:line>
          <draw:line draw:style-name="gr22" draw:text-style-name="P17" draw:layer="layout" svg:x1="22.845cm" svg:y1="14.796cm" svg:x2="23.018cm" svg:y2="15.245cm">
            <text:p/>
          </draw:line>
          <draw:line draw:style-name="gr23" draw:text-style-name="P17" draw:layer="layout" svg:x1="22.854cm" svg:y1="14.844cm" svg:x2="23.199cm" svg:y2="15.152cm">
            <text:p/>
          </draw:line>
          <draw:line draw:style-name="gr24" draw:text-style-name="P17" draw:layer="layout" svg:x1="22.85cm" svg:y1="14.84cm" svg:x2="22.564cm" svg:y2="15.188cm">
            <text:p/>
          </draw:line>
          <draw:path draw:style-name="gr25" draw:text-style-name="P17" draw:layer="layout" svg:width="1.184cm" svg:height="0.747cm" draw:transform="rotate (-0.133866753627966) translate (21.7811019270506cm 14.0326905127984cm)" svg:viewBox="0 0 1185 748" svg:d="M0 46c1079-174 1090 166 1185 702">
            <text:p/>
          </draw:path>
        </draw:g>
        <draw:custom-shape draw:style-name="gr26" draw:text-style-name="P18" draw:layer="layout" svg:width="8.414cm" svg:height="1.799cm" svg:x="13.67cm" svg:y="13.06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4">
          <draw:g draw:style-name="gr4">
            <draw:custom-shape draw:style-name="gr27" draw:text-style-name="P17" draw:layer="layout" svg:width="7.061cm" svg:height="3.886cm" svg:x="26.258cm" svg:y="24.496cm">
              <text:p/>
              <draw:enhanced-geometry svg:viewBox="0 0 21600 21600" draw:path-stretchpoint-x="10800" draw:path-stretchpoint-y="10800" draw:text-areas="?f3 ?f4 ?f5 ?f6" draw:type="round-rectangle" draw:modifiers="630.5174701459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style-name="gr4">
              <draw:custom-shape draw:style-name="gr28" draw:text-style-name="P17" draw:layer="layout" svg:width="0.229cm" svg:height="0.229cm" svg:x="33.589cm" svg:y="26.32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9" draw:text-style-name="P20" draw:layer="layout" svg:width="0.229cm" svg:height="0.229cm" svg:x="25.759cm" svg:y="26.325cm">
                <text:p text:style-name="P19"><text:s text:c="5"/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30" draw:text-style-name="P17" draw:layer="layout" svg:width="7.051cm" svg:height="3.908cm" draw:transform="rotate (-3.14159265358979) translate (33.314cm 28.443cm)">
              <draw:image xlink:href="Pictures/100000000000050000000500EC2AE9D4.jpg" xlink:type="simple" xlink:show="embed" xlink:actuate="onLoad" draw:mime-type="image/jpeg">
                <text:p/>
              </draw:image>
            </draw:frame>
          </draw:g>
          <draw:g draw:style-name="gr4">
            <draw:custom-shape draw:style-name="gr31" draw:text-style-name="P17" draw:layer="layout" svg:width="9.119cm" svg:height="4.521cm" svg:x="25.229cm" svg:y="24.179cm">
              <text:p/>
              <draw:enhanced-geometry svg:viewBox="0 0 21600 21600" draw:path-stretchpoint-x="10800" draw:path-stretchpoint-y="10800" draw:text-areas="?f3 ?f4 ?f5 ?f6" draw:type="round-rectangle" draw:modifiers="630.5174701459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style-name="gr4">
              <draw:g draw:style-name="gr4">
                <draw:custom-shape draw:style-name="gr28" draw:text-style-name="P17" draw:layer="layout" svg:width="0.229cm" svg:height="0.229cm" svg:x="33.885cm" svg:y="24.50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9" draw:text-style-name="P20" draw:layer="layout" svg:width="0.229cm" svg:height="0.229cm" svg:x="25.462cm" svg:y="24.505cm">
                  <text:p text:style-name="P19"><text:s text:c="5"/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 draw:style-name="gr4">
                <draw:custom-shape draw:style-name="gr28" draw:text-style-name="P17" draw:layer="layout" svg:width="0.229cm" svg:height="0.229cm" svg:x="33.885cm" svg:y="28.14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9" draw:text-style-name="P20" draw:layer="layout" svg:width="0.229cm" svg:height="0.229cm" svg:x="25.462cm" svg:y="28.145cm">
                  <text:p text:style-name="P19"><text:s text:c="5"/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</draw:g>
        <draw:g draw:style-name="gr4">
          <draw:custom-shape draw:style-name="gr32" draw:text-style-name="P21" draw:layer="layout" svg:width="0.401cm" svg:height="0.402cm" svg:x="26.175cm" svg:y="19.1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1" draw:layer="layout" svg:width="0.404cm" svg:height="0.407cm" svg:x="36.509cm" svg:y="19.1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21" draw:layer="layout" svg:width="3.1cm" svg:height="3.235cm" draw:transform="skewX (0.0188495559215388) rotate (0.785398163397448) translate (25.468cm 19.362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42.73933309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21" draw:layer="layout" svg:width="3.094cm" svg:height="3.238cm" draw:transform="skewX (0.0204203522483337) rotate (0.785398163397448) translate (33.253cm 19.253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42.73933309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22" draw:layer="layout" svg:width="8.682cm" svg:height="4.133cm" svg:x="27.237cm" svg:y="17.28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969.8291721419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" draw:text-style-name="P23" draw:layer="layout" svg:width="0.429cm" svg:height="0.436cm" svg:x="28.845cm" svg:y="19.1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3" draw:layer="layout" svg:width="0.427cm" svg:height="0.439cm" svg:x="29.822cm" svg:y="19.1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3" draw:layer="layout" svg:width="0.429cm" svg:height="0.439cm" svg:x="30.794cm" svg:y="19.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3" draw:layer="layout" svg:width="0.429cm" svg:height="0.439cm" svg:x="31.766cm" svg:y="19.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3" draw:layer="layout" svg:width="0.425cm" svg:height="0.439cm" svg:x="32.741cm" svg:y="19.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3" draw:layer="layout" svg:width="0.427cm" svg:height="0.439cm" svg:x="33.708cm" svg:y="19.1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9" draw:text-style-name="P5" draw:layer="layout" svg:width="0.485cm" svg:height="0.485cm" svg:x="26.899cm" svg:y="14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5" draw:layer="layout" svg:width="0.485cm" svg:height="0.485cm" svg:x="10.112cm" svg:y="23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4">
          <draw:g draw:style-name="gr4">
            <draw:g draw:style-name="gr20">
              <draw:line draw:style-name="gr23" draw:text-style-name="P17" draw:layer="layout" svg:x1="20.093cm" svg:y1="22.339cm" svg:x2="20.252cm" svg:y2="22.608cm">
                <text:p/>
              </draw:line>
              <draw:line draw:style-name="gr40" draw:text-style-name="P17" draw:layer="layout" svg:x1="20.089cm" svg:y1="22.335cm" svg:x2="19.939cm" svg:y2="22.599cm">
                <text:p/>
              </draw:line>
            </draw:g>
            <draw:path draw:style-name="gr25" draw:text-style-name="P17" draw:layer="layout" svg:width="1.184cm" svg:height="0.747cm" draw:transform="rotate (-0.133866753627966) translate (19.0201019270506cm 21.5276905127984cm)" svg:viewBox="0 0 1185 748" svg:d="M0 46c1079-174 1090 166 1185 702">
              <text:p/>
            </draw:path>
          </draw:g>
          <draw:g draw:style-name="gr4">
            <draw:custom-shape draw:style-name="gr41" draw:text-style-name="P2" draw:layer="layout" svg:width="8.621cm" svg:height="3.513cm" svg:x="10.872cm" svg:y="18.34cm">
              <text:p/>
              <draw:enhanced-geometry svg:viewBox="0 0 21600 21600" draw:path-stretchpoint-x="10800" draw:path-stretchpoint-y="10800" draw:text-areas="?f3 ?f4 ?f5 ?f6" draw:type="round-rectangle" draw:modifiers="1894.1704035874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style-name="gr4">
              <draw:custom-shape draw:style-name="gr42" draw:text-style-name="P24" draw:layer="layout" svg:width="0.429cm" svg:height="0.436cm" svg:x="12.537cm" svg:y="19.8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3" draw:text-style-name="P24" draw:layer="layout" svg:width="0.427cm" svg:height="0.439cm" svg:x="13.514cm" svg:y="19.86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3" draw:text-style-name="P24" draw:layer="layout" svg:width="0.429cm" svg:height="0.439cm" svg:x="14.486cm" svg:y="19.85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3" draw:text-style-name="P24" draw:layer="layout" svg:width="0.429cm" svg:height="0.439cm" svg:x="15.458cm" svg:y="19.85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3" draw:text-style-name="P24" draw:layer="layout" svg:width="0.425cm" svg:height="0.439cm" svg:x="16.433cm" svg:y="19.85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3" draw:text-style-name="P24" draw:layer="layout" svg:width="0.427cm" svg:height="0.439cm" svg:x="17.4cm" svg:y="19.8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4">
              <draw:g draw:style-name="gr4">
                <draw:custom-shape draw:style-name="gr44" draw:text-style-name="P12" draw:layer="layout" svg:width="0.309cm" svg:height="0.309cm" draw:transform="rotate (0.226892802759263) translate (13.056cm 19.955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45" draw:text-style-name="P17" draw:layer="layout" svg:x1="13.103cm" svg:y1="20.112cm" svg:x2="13.386cm" svg:y2="20.047cm">
                  <text:p/>
                </draw:line>
              </draw:g>
              <draw:g draw:style-name="gr4">
                <draw:custom-shape draw:style-name="gr44" draw:text-style-name="P12" draw:layer="layout" svg:width="0.309cm" svg:height="0.309cm" draw:transform="rotate (-1.01229096615671) translate (17.144cm 19.857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45" draw:text-style-name="P17" draw:layer="layout" svg:x1="17.011cm" svg:y1="19.952cm" svg:x2="17.165cm" svg:y2="20.198cm">
                  <text:p/>
                </draw:line>
              </draw:g>
            </draw:g>
          </draw:g>
        </draw:g>
        <draw:frame draw:style-name="gr46" draw:text-style-name="P17" draw:layer="layout" svg:width="3.81cm" svg:height="2.921cm" svg:x="-4.009cm" svg:y="7.614cm">
          <draw:image xlink:href="Pictures/10000001000001D60000016FCD6B9CA5.png" xlink:type="simple" xlink:show="embed" xlink:actuate="onLoad" draw:mime-type="image/png">
            <text:p/>
          </draw:image>
        </draw:frame>
        <draw:frame draw:style-name="gr46" draw:text-style-name="P17" draw:layer="layout" svg:width="4.369cm" svg:height="2.54cm" svg:x="-9.732cm" svg:y="12.366cm">
          <draw:image xlink:href="Pictures/10000001000001D600000110AF328575.png" xlink:type="simple" xlink:show="embed" xlink:actuate="onLoad" draw:mime-type="image/png">
            <text:p/>
          </draw:image>
        </draw:frame>
        <draw:custom-shape draw:style-name="gr47" draw:text-style-name="P5" draw:layer="layout" svg:width="0.265cm" svg:height="0.583cm" svg:x="4.989cm" svg:y="21.30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5" draw:layer="layout" svg:width="0.221cm" svg:height="0.461cm" svg:x="4.47cm" svg:y="21.18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" draw:layer="layout" svg:width="0.221cm" svg:height="0.461cm" svg:x="4.47cm" svg:y="21.18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" draw:layer="layout" svg:width="0.221cm" svg:height="0.461cm" svg:x="4.475cm" svg:y="24.59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0" draw:text-style-name="P26" draw:layer="layout" svg:width="2.05cm" svg:height="2.894cm" svg:x="4.824cm" svg:y="21.201cm" svg:viewBox="0 0 2051 2895" svg:d="M0 2895v-1958h6v-656c0-25 3-49 10-73 6-23 15-46 28-67 12-22 27-41 44-59 18-17 37-32 59-44 21-13 44-22 67-28 24-7 48-10 73-10s49 3 73 10c23 6 46 15 68 28 21 12 40 27 58 44 17 18 32 37 44 59 13 21 22 44 28 67 7 23 10 47 10 72v1 656h1483v1958z">
          <text:p/>
        </draw:path>
        <draw:path draw:style-name="gr51" draw:text-style-name="P26" draw:layer="layout" svg:width="0.525cm" svg:height="0.918cm" svg:x="4.848cm" svg:y="21.219cm" svg:viewBox="0 0 526 919" svg:d="M526 919v-656c0-23-3-46-9-68s-15-44-26-63c-12-20-26-39-42-55s-35-30-54-42c-20-11-42-20-64-26s-45-9-68-9-46 3-68 9-44 15-63 26c-20 12-39 26-55 42s-30 35-42 55c-11 19-20 41-26 63s-9 45-9 68v656z">
          <text:p/>
        </draw:path>
        <draw:custom-shape draw:style-name="gr52" draw:text-style-name="P27" draw:layer="layout" svg:width="0.939cm" svg:height="1.437cm" svg:x="7.379cm" svg:y="22.387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8" draw:layer="layout" svg:width="0.146cm" svg:height="1.437cm" svg:x="7.23cm" svg:y="22.387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9" draw:layer="layout" svg:width="0.534cm" svg:height="0.524cm" svg:x="8.359cm" svg:y="22.86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0" draw:layer="layout" svg:width="0.831cm" svg:height="0.524cm" svg:x="8.926cm" svg:y="22.86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1" draw:layer="layout" svg:width="0.081cm" svg:height="0.707cm" svg:x="8.683cm" svg:y="22.78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5" draw:layer="layout" svg:width="0.221cm" svg:height="0.461cm" svg:x="4.97cm" svg:y="21.48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7" draw:text-style-name="P17" draw:layer="layout" svg:x1="7.409cm" svg:y1="22.396cm" svg:x2="7.409cm" svg:y2="23.796cm">
          <text:p/>
        </draw:line>
        <draw:line draw:style-name="gr57" draw:text-style-name="P17" draw:layer="layout" svg:x1="7.444cm" svg:y1="22.396cm" svg:x2="7.444cm" svg:y2="23.796cm">
          <text:p/>
        </draw:line>
        <draw:line draw:style-name="gr58" draw:text-style-name="P17" draw:layer="layout" svg:x1="7.472cm" svg:y1="22.396cm" svg:x2="7.472cm" svg:y2="23.796cm">
          <text:p text:style-name="P19"><text:s/></text:p>
        </draw:line>
        <draw:line draw:style-name="gr58" draw:text-style-name="P17" draw:layer="layout" svg:x1="7.506cm" svg:y1="22.396cm" svg:x2="7.506cm" svg:y2="23.796cm">
          <text:p text:style-name="P19"><text:s/></text:p>
        </draw:line>
        <draw:line draw:style-name="gr58" draw:text-style-name="P17" draw:layer="layout" svg:x1="7.54cm" svg:y1="22.396cm" svg:x2="7.54cm" svg:y2="23.796cm">
          <text:p text:style-name="P19"><text:s/></text:p>
        </draw:line>
        <draw:line draw:style-name="gr58" draw:text-style-name="P17" draw:layer="layout" svg:x1="7.582cm" svg:y1="22.396cm" svg:x2="7.582cm" svg:y2="23.796cm">
          <text:p text:style-name="P19"><text:s/></text:p>
        </draw:line>
        <draw:line draw:style-name="gr58" draw:text-style-name="P17" draw:layer="layout" svg:x1="7.62cm" svg:y1="22.396cm" svg:x2="7.62cm" svg:y2="23.796cm">
          <text:p text:style-name="P19"><text:s text:c="2"/></text:p>
        </draw:line>
        <draw:line draw:style-name="gr58" draw:text-style-name="P17" draw:layer="layout" svg:x1="7.67cm" svg:y1="22.396cm" svg:x2="7.67cm" svg:y2="23.796cm">
          <text:p text:style-name="P19"><text:s text:c="2"/></text:p>
        </draw:line>
        <draw:line draw:style-name="gr58" draw:text-style-name="P17" draw:layer="layout" svg:x1="7.712cm" svg:y1="22.396cm" svg:x2="7.712cm" svg:y2="23.796cm">
          <text:p text:style-name="P19"><text:s text:c="2"/></text:p>
        </draw:line>
        <draw:line draw:style-name="gr57" draw:text-style-name="P17" draw:layer="layout" svg:x1="7.744cm" svg:y1="22.396cm" svg:x2="7.744cm" svg:y2="23.796cm">
          <text:p/>
        </draw:line>
        <draw:line draw:style-name="gr57" draw:text-style-name="P17" draw:layer="layout" svg:x1="7.779cm" svg:y1="22.396cm" svg:x2="7.779cm" svg:y2="23.796cm">
          <text:p/>
        </draw:line>
        <draw:line draw:style-name="gr58" draw:text-style-name="P17" draw:layer="layout" svg:x1="7.917cm" svg:y1="22.396cm" svg:x2="7.917cm" svg:y2="23.796cm">
          <text:p text:style-name="P19"><text:s/></text:p>
        </draw:line>
        <draw:line draw:style-name="gr58" draw:text-style-name="P17" draw:layer="layout" svg:x1="7.955cm" svg:y1="22.396cm" svg:x2="7.955cm" svg:y2="23.796cm">
          <text:p text:style-name="P19"><text:s text:c="2"/></text:p>
        </draw:line>
        <draw:line draw:style-name="gr58" draw:text-style-name="P17" draw:layer="layout" svg:x1="8.005cm" svg:y1="22.396cm" svg:x2="8.005cm" svg:y2="23.796cm">
          <text:p text:style-name="P19"><text:s text:c="2"/></text:p>
        </draw:line>
        <draw:line draw:style-name="gr58" draw:text-style-name="P17" draw:layer="layout" svg:x1="8.047cm" svg:y1="22.396cm" svg:x2="8.047cm" svg:y2="23.796cm">
          <text:p text:style-name="P19"><text:s text:c="2"/></text:p>
        </draw:line>
        <draw:line draw:style-name="gr57" draw:text-style-name="P17" draw:layer="layout" svg:x1="7.839cm" svg:y1="22.396cm" svg:x2="7.839cm" svg:y2="23.796cm">
          <text:p/>
        </draw:line>
        <draw:line draw:style-name="gr57" draw:text-style-name="P17" draw:layer="layout" svg:x1="7.874cm" svg:y1="22.396cm" svg:x2="7.874cm" svg:y2="23.796cm">
          <text:p/>
        </draw:line>
        <draw:line draw:style-name="gr58" draw:text-style-name="P17" draw:layer="layout" svg:x1="8.012cm" svg:y1="22.396cm" svg:x2="8.012cm" svg:y2="23.796cm">
          <text:p text:style-name="P19"><text:s/></text:p>
        </draw:line>
        <draw:line draw:style-name="gr58" draw:text-style-name="P17" draw:layer="layout" svg:x1="8.05cm" svg:y1="22.396cm" svg:x2="8.05cm" svg:y2="23.796cm">
          <text:p text:style-name="P19"><text:s text:c="2"/></text:p>
        </draw:line>
        <draw:line draw:style-name="gr58" draw:text-style-name="P17" draw:layer="layout" svg:x1="8.1cm" svg:y1="22.396cm" svg:x2="8.1cm" svg:y2="23.796cm">
          <text:p text:style-name="P19"><text:s text:c="2"/></text:p>
        </draw:line>
        <draw:line draw:style-name="gr58" draw:text-style-name="P17" draw:layer="layout" svg:x1="8.142cm" svg:y1="22.396cm" svg:x2="8.142cm" svg:y2="23.796cm">
          <text:p text:style-name="P19"><text:s text:c="2"/></text:p>
        </draw:line>
        <draw:line draw:style-name="gr57" draw:text-style-name="P17" draw:layer="layout" svg:x1="7.98cm" svg:y1="22.396cm" svg:x2="7.98cm" svg:y2="23.796cm">
          <text:p/>
        </draw:line>
        <draw:line draw:style-name="gr57" draw:text-style-name="P17" draw:layer="layout" svg:x1="8.015cm" svg:y1="22.396cm" svg:x2="8.015cm" svg:y2="23.796cm">
          <text:p/>
        </draw:line>
        <draw:line draw:style-name="gr58" draw:text-style-name="P17" draw:layer="layout" svg:x1="8.153cm" svg:y1="22.396cm" svg:x2="8.153cm" svg:y2="23.796cm">
          <text:p text:style-name="P19"><text:s/></text:p>
        </draw:line>
        <draw:line draw:style-name="gr58" draw:text-style-name="P17" draw:layer="layout" svg:x1="8.191cm" svg:y1="22.396cm" svg:x2="8.191cm" svg:y2="23.796cm">
          <text:p text:style-name="P19"><text:s text:c="2"/></text:p>
        </draw:line>
        <draw:line draw:style-name="gr58" draw:text-style-name="P17" draw:layer="layout" svg:x1="8.241cm" svg:y1="22.396cm" svg:x2="8.241cm" svg:y2="23.796cm">
          <text:p text:style-name="P19"><text:s text:c="2"/></text:p>
        </draw:line>
        <draw:line draw:style-name="gr58" draw:text-style-name="P17" draw:layer="layout" svg:x1="8.283cm" svg:y1="22.396cm" svg:x2="8.283cm" svg:y2="23.796cm">
          <text:p text:style-name="P19"><text:s text:c="2"/></text:p>
        </draw:line>
        <draw:g draw:style-name="gr20">
          <draw:line draw:style-name="gr57" draw:text-style-name="P17" draw:layer="layout" svg:x1="8.991cm" svg:y1="22.872cm" svg:x2="8.991cm" svg:y2="23.408cm">
            <text:p/>
          </draw:line>
          <draw:line draw:style-name="gr57" draw:text-style-name="P17" draw:layer="layout" svg:x1="9.026cm" svg:y1="22.872cm" svg:x2="9.026cm" svg:y2="23.408cm">
            <text:p/>
          </draw:line>
        </draw:g>
        <draw:custom-shape draw:style-name="gr59" draw:text-style-name="P32" draw:layer="layout" svg:width="0.256cm" svg:height="1.844cm" svg:x="7.767cm" svg:y="22.1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18" draw:layer="layout" svg:width="1.383cm" svg:height="0.871cm" svg:x="5.625cm" svg:y="22.6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3" draw:layer="layout" svg:width="0.356cm" svg:height="1.987cm" svg:x="6.867cm" svg:y="22.139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4" draw:layer="layout" svg:width="1.383cm" svg:height="0.871cm" svg:x="4.825cm" svg:y="22.686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5" draw:layer="layout" svg:width="0.801cm" svg:height="2.174cm" svg:x="4.325cm" svg:y="22.037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64" draw:text-style-name="P36" draw:layer="layout" svg:width="0.441cm" svg:height="0.441cm" svg:x="4.454cm" svg:y="22.3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20">
            <draw:line draw:style-name="gr65" draw:text-style-name="P17" draw:layer="layout" svg:x1="4.513cm" svg:y1="22.378cm" svg:x2="4.84cm" svg:y2="22.7cm">
              <text:p/>
            </draw:line>
            <draw:line draw:style-name="gr65" draw:text-style-name="P17" draw:layer="layout" svg:x1="4.84cm" svg:y1="22.378cm" svg:x2="4.513cm" svg:y2="22.7cm">
              <text:p/>
            </draw:line>
          </draw:g>
        </draw:g>
        <draw:g draw:style-name="gr4">
          <draw:custom-shape draw:style-name="gr66" draw:text-style-name="P37" draw:layer="layout" svg:width="0.441cm" svg:height="0.441cm" svg:x="4.454cm" svg:y="2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20">
            <draw:line draw:style-name="gr65" draw:text-style-name="P17" draw:layer="layout" svg:x1="4.514cm" svg:y1="23.478cm" svg:x2="4.841cm" svg:y2="23.8cm">
              <text:p/>
            </draw:line>
            <draw:line draw:style-name="gr65" draw:text-style-name="P17" draw:layer="layout" svg:x1="4.841cm" svg:y1="23.478cm" svg:x2="4.514cm" svg:y2="23.8cm">
              <text:p/>
            </draw:line>
          </draw:g>
        </draw:g>
        <draw:g draw:style-name="gr4">
          <draw:g draw:style-name="gr4">
            <draw:path draw:style-name="gr67" draw:text-style-name="P38" draw:layer="layout" svg:width="0.707cm" svg:height="0.526cm" svg:x="2.081cm" svg:y="7.01cm" svg:viewBox="0 0 708 527" svg:d="M250 171c0-12-3-24-10-34-6-11-15-20-26-26s-23-9-36-9-25 3-36 9-20 15-26 26c-7 10-10 22-10 34s3 24 10 35c6 10 15 19 26 25s23 9 36 9 25-3 36-9 20-15 26-25c7-11 10-23 10-35zM20 80c0-1 0-1 0-1 7-11 15-22 24-31 10-10 21-19 32-26 12-7 24-12 37-16s27-6 40-6c2 0 3 0 4 0 13 0 26 2 38 5s24 8 35 14l399 219c12 6 23 14 32 23 10 10 18 20 25 32 7 11 12 24 16 36 4 13 6 27 6 40 0 1 0 1 0 1 0 14-2 27-5 40-4 13-9 25-15 36l-1 1c-6 12-14 23-24 32-9 10-20 18-32 25-11 7-24 13-37 17-13 3-26 5-40 6-1 0-2 0-3 0-13 0-26-2-38-5-13-3-25-8-36-14h-1l-397-219c-12-6-23-14-33-24-9-9-18-19-25-31-7-11-12-24-15-37-4-13-6-26-6-40v-1c0-13 2-26 5-39 4-13 9-25 15-37z">
              <text:p/>
            </draw:path>
            <draw:path draw:style-name="gr68" draw:text-style-name="P17" draw:layer="layout" svg:width="1.578cm" svg:height="0.402cm" draw:transform="skewX (0.00331612557878926) rotate (2.96985225519355) translate (2.72977461928933cm 8.262897046252cm)" svg:viewBox="0 0 1579 403" svg:d="M0 0c1451 0 1395 33 1487 23 50 27 96 84 92 140-3 47-48 90-92 111-55 26-124-17-180 5-60 22-82 122-147 124-31-7-192-148-192-148">
              <text:p/>
            </draw:path>
            <draw:path draw:style-name="gr69" draw:text-style-name="P38" draw:layer="layout" svg:width="0.754cm" svg:height="0.379cm" svg:x="2.133cm" svg:y="7.467cm" svg:viewBox="0 0 755 380" svg:d="M201 248c0-12-4-24-10-34-6-11-15-19-26-25-11-7-24-10-36-10-13 0-25 3-36 10-11 6-20 14-27 25-6 10-9 22-9 34s3 24 9 34c7 11 16 19 27 25s23 10 36 10c12 0 25-4 36-10s20-14 26-25c6-10 10-22 10-34zM745 210c-5 12-11 24-19 35-7 11-17 21-27 29-10 9-22 16-34 21-12 6-24 10-38 12l-451 71c-8 2-16 2-23 2-19 0-38-3-55-10-13-5-24-12-35-20-11-7-20-17-29-27-8-11-15-22-21-35-5-12-9-25-11-38-1-8-2-17-2-25 0-19 3-37 10-55 5-12 11-24 19-35 7-11 17-21 27-29 10-9 22-16 34-21 12-6 24-9 38-12l451-71c8-1 16-2 23-2 19 0 38 3 55 10 13 5 24 12 35 20s20 17 29 27c8 11 15 23 21 35 5 12 9 25 11 38 1 9 2 17 2 25 0 19-3 37-10 55z">
              <text:p/>
            </draw:path>
            <draw:custom-shape draw:style-name="gr70" draw:text-style-name="P39" draw:layer="layout" svg:width="0.511cm" svg:height="0.675cm" svg:x="3.078cm" svg:y="7.2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1" draw:text-style-name="P40" draw:layer="layout" svg:width="0.113cm" svg:height="1.321cm" svg:x="2.727cm" svg:y="6.9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2" draw:text-style-name="P41" draw:layer="layout" svg:width="0.12cm" svg:height="1.235cm" svg:x="2.852cm" svg:y="7.0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3" draw:text-style-name="P38" draw:layer="layout" svg:width="0.079cm" svg:height="0.863cm" svg:x="2.995cm" svg:y="7.1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4" draw:text-style-name="P42" draw:layer="layout" svg:width="0.052cm" svg:height="0.695cm" svg:x="3.086cm" svg:y="7.2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5" draw:text-style-name="P43" draw:layer="layout" svg:width="0.037cm" svg:height="1.103cm" svg:x="3.189cm" svg:y="7.0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6" draw:text-style-name="P44" draw:layer="layout" svg:width="0.215cm" svg:height="0.263cm" svg:x="3.229cm" svg:y="7.112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7" draw:text-style-name="P38" draw:layer="layout" svg:width="0.205cm" svg:height="0.244cm" svg:x="3.244cm" svg:y="7.9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8" draw:text-style-name="P38" draw:layer="layout" svg:width="0.115cm" svg:height="0.789cm" svg:x="2.599cm" svg:y="7.1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7" draw:text-style-name="P17" draw:layer="layout" svg:x1="3.538cm" svg:y1="7.301cm" svg:x2="3.538cm" svg:y2="7.948cm">
              <text:p/>
            </draw:line>
            <draw:line draw:style-name="gr57" draw:text-style-name="P17" draw:layer="layout" svg:x1="3.514cm" svg:y1="7.302cm" svg:x2="3.514cm" svg:y2="7.949cm">
              <text:p/>
            </draw:line>
            <draw:line draw:style-name="gr57" draw:text-style-name="P17" draw:layer="layout" svg:x1="3.49cm" svg:y1="7.303cm" svg:x2="3.49cm" svg:y2="7.95cm">
              <text:p/>
            </draw:line>
            <draw:line draw:style-name="gr57" draw:text-style-name="P17" draw:layer="layout" svg:x1="3.466cm" svg:y1="7.304cm" svg:x2="3.466cm" svg:y2="7.951cm">
              <text:p/>
            </draw:line>
            <draw:line draw:style-name="gr57" draw:text-style-name="P17" draw:layer="layout" svg:x1="3.466cm" svg:y1="7.305cm" svg:x2="3.466cm" svg:y2="7.952cm">
              <text:p/>
            </draw:line>
            <draw:line draw:style-name="gr57" draw:text-style-name="P17" draw:layer="layout" svg:x1="3.444cm" svg:y1="7.306cm" svg:x2="3.444cm" svg:y2="7.953cm">
              <text:p/>
            </draw:line>
            <draw:line draw:style-name="gr57" draw:text-style-name="P17" draw:layer="layout" svg:x1="3.56cm" svg:y1="7.302cm" svg:x2="3.56cm" svg:y2="7.949cm">
              <text:p/>
            </draw:line>
            <draw:custom-shape draw:style-name="gr79" draw:text-style-name="P26" draw:layer="layout" svg:width="0.215cm" svg:height="0.524cm" svg:x="3.231cm" svg:y="7.353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</draw:g>
          <draw:frame draw:style-name="gr80" draw:text-style-name="P45" draw:layer="layout" svg:width="0.198cm" svg:height="0.45cm" svg:x="2.37cm" svg:y="7.019cm">
            <draw:text-box>
              <text:p><text:span text:style-name="T2">T</text:span></text:p>
            </draw:text-box>
          </draw:frame>
          <draw:frame draw:style-name="gr80" draw:text-style-name="P45" draw:layer="layout" svg:width="0.198cm" svg:height="0.45cm" svg:x="2.415cm" svg:y="7.449cm">
            <draw:text-box>
              <text:p><text:span text:style-name="T2">S</text:span></text:p>
            </draw:text-box>
          </draw:frame>
        </draw:g>
        <draw:g draw:style-name="gr4">
          <draw:custom-shape draw:style-name="gr81" draw:text-style-name="P46" draw:layer="layout" svg:width="0.511cm" svg:height="0.675cm" svg:x="1.338cm" svg:y="9.04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57" draw:text-style-name="P17" draw:layer="layout" svg:x1="1.392cm" svg:y1="9.065cm" svg:x2="1.392cm" svg:y2="9.712cm">
            <text:p/>
          </draw:line>
          <draw:line draw:style-name="gr57" draw:text-style-name="P17" draw:layer="layout" svg:x1="1.416cm" svg:y1="9.066cm" svg:x2="1.416cm" svg:y2="9.713cm">
            <text:p/>
          </draw:line>
          <draw:line draw:style-name="gr57" draw:text-style-name="P17" draw:layer="layout" svg:x1="1.44cm" svg:y1="9.067cm" svg:x2="1.44cm" svg:y2="9.714cm">
            <text:p/>
          </draw:line>
          <draw:line draw:style-name="gr57" draw:text-style-name="P17" draw:layer="layout" svg:x1="1.464cm" svg:y1="9.068cm" svg:x2="1.464cm" svg:y2="9.715cm">
            <text:p/>
          </draw:line>
          <draw:line draw:style-name="gr57" draw:text-style-name="P17" draw:layer="layout" svg:x1="1.464cm" svg:y1="9.069cm" svg:x2="1.464cm" svg:y2="9.716cm">
            <text:p/>
          </draw:line>
          <draw:line draw:style-name="gr57" draw:text-style-name="P17" draw:layer="layout" svg:x1="1.486cm" svg:y1="9.07cm" svg:x2="1.486cm" svg:y2="9.717cm">
            <text:p/>
          </draw:line>
          <draw:line draw:style-name="gr57" draw:text-style-name="P17" draw:layer="layout" svg:x1="1.37cm" svg:y1="9.066cm" svg:x2="1.37cm" svg:y2="9.713cm">
            <text:p/>
          </draw:line>
          <draw:path draw:style-name="gr67" draw:text-style-name="P38" draw:layer="layout" svg:width="0.707cm" svg:height="0.526cm" svg:x="2.045cm" svg:y="8.837cm" svg:viewBox="0 0 708 527" svg:d="M458 171c0-12 3-24 9-34 7-11 16-20 27-26s23-9 36-9c12 0 25 3 36 9 10 6 20 15 26 26 6 10 9 22 9 34s-3 24-9 35c-6 10-16 19-26 25-11 6-24 9-36 9-13 0-25-3-36-9s-20-15-27-25c-6-11-9-23-9-35zM687 80c0-1 0-1 0-1-6-11-15-22-24-31-9-10-20-19-32-26-11-7-24-12-37-16s-26-6-40-6c-1 0-2 0-3 0-13 0-26 2-38 5-13 3-25 8-36 14l-398 219c-12 6-23 14-33 23-9 10-18 20-25 32-7 11-12 24-15 36-4 13-6 27-6 40 0 1 0 1 0 1 0 14 2 27 5 40s8 25 15 36v1c7 12 15 23 24 32 10 10 21 18 32 25 12 7 24 13 37 17 13 3 27 5 40 6 2 0 3 0 4 0 13 0 26-2 38-5 13-3 25-8 36-14l398-219c12-6 23-14 32-24 10-9 18-19 25-31 7-11 12-24 16-37s6-26 6-40v-1c0-13-2-26-5-39-4-13-9-25-16-37z">
            <text:p/>
          </draw:path>
          <draw:path draw:style-name="gr68" draw:text-style-name="P17" draw:layer="layout" svg:width="1.578cm" svg:height="0.402cm" draw:transform="skewX (-0.00174532925199436) rotate (-2.97002678811875) translate (3.72294310450014cm 9.70533898396254cm)" svg:viewBox="0 0 1579 403" svg:d="M1579 0c-1451 1-1395 33-1487 23-50 27-96 84-92 140 3 48 48 90 93 111 54 26 123-17 180 5 60 22 82 122 147 124 30-7 192-148 192-148">
            <text:p/>
          </draw:path>
          <draw:path draw:style-name="gr69" draw:text-style-name="P38" draw:layer="layout" svg:width="0.754cm" svg:height="0.379cm" svg:x="1.991cm" svg:y="9.301cm" svg:viewBox="0 0 755 380" svg:d="M554 248c0-12 4-24 10-34 6-11 15-19 26-25 11-7 24-10 36-10 13 0 25 3 36 10 11 6 20 14 27 25 6 10 9 22 9 34s-3 24-9 34c-7 11-16 19-27 25s-23 10-36 10c-12 0-25-4-36-10s-20-14-26-25c-6-10-10-22-10-34zM10 210c5 12 11 24 19 35 7 11 17 21 27 29 10 9 22 16 34 21 12 6 24 10 38 12l451 71c8 2 16 2 23 2 19 0 38-3 55-10 13-5 24-12 35-20 11-7 20-17 29-27 8-11 15-22 21-35 5-12 9-25 11-38 1-8 2-17 2-25 0-19-3-37-10-55-5-12-11-24-19-35-7-11-17-21-27-29-10-9-22-16-34-21-12-6-24-9-38-12l-451-71c-8-1-16-2-23-2-19 0-38 3-55 10-13 5-24 12-35 20s-20 17-29 27c-8 11-15 23-21 35-5 12-9 25-11 38-1 9-2 17-2 25 0 19 3 37 10 55z">
            <text:p/>
          </draw:path>
          <draw:g draw:style-name="gr4">
            <draw:custom-shape draw:style-name="gr71" draw:text-style-name="P40" draw:layer="layout" svg:width="0.113cm" svg:height="1.321cm" svg:x="2.094cm" svg:y="8.737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2" draw:text-style-name="P41" draw:layer="layout" svg:width="0.12cm" svg:height="1.235cm" svg:x="1.965cm" svg:y="8.7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3" draw:text-style-name="P38" draw:layer="layout" svg:width="0.079cm" svg:height="0.863cm" svg:x="1.86cm" svg:y="8.9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4" draw:text-style-name="P42" draw:layer="layout" svg:width="0.052cm" svg:height="0.695cm" svg:x="1.799cm" svg:y="9.042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8" draw:text-style-name="P38" draw:layer="layout" svg:width="0.115cm" svg:height="0.789cm" svg:x="2.22cm" svg:y="8.9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 draw:style-name="gr4">
            <draw:custom-shape draw:style-name="gr76" draw:text-style-name="P44" draw:layer="layout" svg:width="0.215cm" svg:height="0.263cm" svg:x="1.5cm" svg:y="8.876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7" draw:text-style-name="P38" draw:layer="layout" svg:width="0.205cm" svg:height="0.244cm" svg:x="1.515cm" svg:y="9.664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9" draw:text-style-name="P26" draw:layer="layout" svg:width="0.215cm" svg:height="0.524cm" svg:x="1.502cm" svg:y="9.117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</draw:g>
          <draw:frame draw:style-name="gr80" draw:text-style-name="P45" draw:layer="layout" svg:width="0.198cm" svg:height="0.45cm" svg:x="2.381cm" svg:y="8.861cm">
            <draw:text-box>
              <text:p><text:span text:style-name="T2">T</text:span></text:p>
            </draw:text-box>
          </draw:frame>
          <draw:frame draw:style-name="gr80" draw:text-style-name="P45" draw:layer="layout" svg:width="0.198cm" svg:height="0.45cm" svg:x="2.399cm" svg:y="9.276cm">
            <draw:text-box>
              <text:p><text:span text:style-name="T2">S</text:span></text:p>
            </draw:text-box>
          </draw:frame>
          <draw:custom-shape draw:style-name="gr75" draw:text-style-name="P43" draw:layer="layout" svg:width="0.037cm" svg:height="1.103cm" svg:x="1.739cm" svg:y="8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6" draw:text-style-name="P17" draw:layer="layout" svg:width="7.239cm" svg:height="5.08cm" svg:x="-11.677cm" svg:y="3.754cm">
          <draw:image xlink:href="Pictures/10000000000002F40000021107AF99EF.png" xlink:type="simple" xlink:show="embed" xlink:actuate="onLoad" draw:mime-type="image/png">
            <text:p/>
          </draw:image>
        </draw:frame>
        <draw:g draw:style-name="gr4">
          <draw:line draw:style-name="gr82" draw:text-style-name="P17" draw:layer="layout" svg:x1="4.876cm" svg:y1="10.108cm" svg:x2="5.681cm" svg:y2="10.141cm">
            <text:p/>
          </draw:line>
          <draw:path draw:style-name="gr83" draw:text-style-name="P47" draw:layer="layout" svg:width="7.772cm" svg:height="1.27cm" svg:x="4.877cm" svg:y="7.194cm" svg:viewBox="0 0 7773 1271" svg:d="M333 635c0-17-5-34-13-49-9-16-21-28-36-37-16-8-33-13-50-13s-34 5-49 13c-16 9-28 21-37 37-8 15-13 32-13 49s5 34 13 50c9 15 21 27 37 36 15 8 32 13 49 13s34-5 50-13c15-9 27-21 36-36 8-16 13-33 13-50zM7635 636c0-17-5-34-13-49-9-16-21-28-36-37-16-8-33-13-50-13s-34 5-49 13c-16 9-28 21-37 37-8 15-13 32-13 49s5 34 13 50c9 15 21 27 37 36 15 8 32 13 49 13s34-5 50-13c15-9 27-21 36-36 8-16 13-33 13-50zM182 0h7409c32 0 63 8 91 24s51 39 67 67 24 59 24 91v907c0 32-8 63-24 91s-39 51-67 67-59 24-91 24h-7409c-32 0-63-8-91-24s-51-39-67-67-24-59-24-91v-907c0-32 8-63 24-91s39-51 67-67 59-24 91-24z">
            <text:p text:style-name="P19">_</text:p>
          </draw:path>
          <draw:custom-shape draw:style-name="gr84" draw:text-style-name="P12" draw:layer="layout" svg:width="6.858cm" svg:height="3.658cm" svg:x="5.334cm" svg:y="6cm">
            <text:p/>
            <draw:enhanced-geometry svg:viewBox="0 0 21600 21600" draw:path-stretchpoint-x="10800" draw:path-stretchpoint-y="10800" draw:text-areas="?f3 ?f4 ?f5 ?f6" draw:type="round-rectangle" draw:modifiers="1953.9764963104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4">
            <draw:custom-shape draw:style-name="gr85" draw:text-style-name="P37" draw:layer="layout" svg:width="0.506cm" svg:height="0.508cm" svg:x="6.071cm" svg:y="6.6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5" draw:text-style-name="P37" draw:layer="layout" svg:width="0.508cm" svg:height="0.508cm" svg:x="7.045cm" svg:y="6.6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5" draw:text-style-name="P37" draw:layer="layout" svg:width="0.508cm" svg:height="0.508cm" svg:x="8.021cm" svg:y="6.6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5" draw:text-style-name="P37" draw:layer="layout" svg:width="0.508cm" svg:height="0.508cm" svg:x="8.998cm" svg:y="6.6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5" draw:text-style-name="P37" draw:layer="layout" svg:width="0.508cm" svg:height="0.508cm" svg:x="9.974cm" svg:y="6.6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5" draw:text-style-name="P37" draw:layer="layout" svg:width="0.506cm" svg:height="0.508cm" svg:x="10.95cm" svg:y="6.6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86" draw:text-style-name="P17" draw:layer="layout" svg:x1="4.835cm" svg:y1="10.046cm" svg:x2="4.979cm" svg:y2="10.785cm">
            <text:p/>
          </draw:line>
          <draw:line draw:style-name="gr87" draw:text-style-name="P17" draw:layer="layout" svg:x1="4.85cm" svg:y1="10.002cm" svg:x2="4.493cm" svg:y2="10.761cm">
            <text:p/>
          </draw:line>
          <draw:line draw:style-name="gr88" draw:text-style-name="P17" draw:layer="layout" svg:x1="4.841cm" svg:y1="10.08cm" svg:x2="4.118cm" svg:y2="10.353cm">
            <text:p/>
          </draw:line>
          <draw:line draw:style-name="gr24" draw:text-style-name="P17" draw:layer="layout" svg:x1="4.845cm" svg:y1="10.046cm" svg:x2="5.402cm" svg:y2="10.578cm">
            <text:p/>
          </draw:line>
          <draw:path draw:style-name="gr25" draw:text-style-name="P17" draw:layer="layout" svg:width="1.184cm" svg:height="0.747cm" draw:transform="rotate (0.133692220702766) translate (4.7393062065685cm 9.39675177107364cm)" svg:viewBox="0 0 1185 748" svg:d="M1185 46c-1079-174-1090 166-1185 702">
            <text:p/>
          </draw:path>
          <draw:custom-shape draw:style-name="gr89" draw:text-style-name="P48" draw:layer="layout" svg:width="0.349cm" svg:height="0.349cm" svg:x="5.659cm" svg:y="9.1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6" draw:text-style-name="P17" draw:layer="layout" svg:width="10.338cm" svg:height="5.08cm" svg:x="-16.182cm" svg:y="7.049cm">
          <draw:image xlink:href="Pictures/100000010000021C00000109BC2D7AAD.png" xlink:type="simple" xlink:show="embed" xlink:actuate="onLoad" draw:mime-type="image/png">
            <text:p/>
          </draw:image>
        </draw:frame>
        <draw:g draw:style-name="gr4">
          <draw:custom-shape draw:style-name="gr90" draw:text-style-name="P2" draw:layer="layout" svg:width="6.174cm" svg:height="0.57cm" svg:x="4.749cm" svg:y="15.296cm">
            <text:p/>
            <draw:enhanced-geometry svg:viewBox="0 0 21600 21600" draw:glue-points="?f6 10800 10800 21600 ?f5 10800 10800 0" draw:text-areas="?f3 ?f3 ?f4 ?f4" draw:type="trapezoid" draw:modifiers="9129.7165991902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91" draw:text-style-name="P49" draw:layer="layout" svg:width="7.874cm" svg:height="1.651cm" svg:x="3.899cm" svg:y="13.73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4">
            <draw:custom-shape draw:style-name="gr92" draw:text-style-name="P12" draw:layer="layout" svg:width="0.551cm" svg:height="0.559cm" svg:x="4.903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12" draw:layer="layout" svg:width="0.551cm" svg:height="0.559cm" svg:x="5.967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12" draw:layer="layout" svg:width="0.553cm" svg:height="0.559cm" svg:x="7.028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12" draw:layer="layout" svg:width="0.553cm" svg:height="0.559cm" svg:x="8.092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12" draw:layer="layout" svg:width="0.551cm" svg:height="0.559cm" svg:x="9.155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12" draw:layer="layout" svg:width="0.551cm" svg:height="0.559cm" svg:x="10.219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93" draw:text-style-name="P50" draw:layer="layout" svg:width="0.158cm" svg:height="1.002cm" svg:x="7.493cm" svg:y="15.66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4" draw:text-style-name="P51" draw:layer="layout" svg:width="0.158cm" svg:height="1.002cm" svg:x="8.022cm" svg:y="15.66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95" draw:text-style-name="P52" draw:layer="layout" svg:width="0.384cm" svg:height="0.384cm" svg:x="3.516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0.245cm" svg:height="0.489cm" svg:x="3.626cm" svg:y="3.107cm">
          <draw:text-box>
            <text:p><text:span text:style-name="T1">G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15" draw:display-name="Gradient 115" draw:style="axial" draw:start-color="#999999" draw:end-color="#808080" draw:start-intensity="100%" draw:end-intensity="100%" draw:angle="90deg" draw:border="0%">
      <loext:gradient-stop svg:offset="0" loext:color-type="rgb" loext:color-value="#999999"/>
      <loext:gradient-stop svg:offset="1" loext:color-type="rgb" loext:color-value="#808080"/>
    </draw:gradient>
    <draw:gradient draw:name="Gradient_20_376" draw:display-name="Gradient 376" draw:style="linear" draw:start-color="#999999" draw:end-color="#808080" draw:start-intensity="100%" draw:end-intensity="100%" draw:angle="90deg" draw:border="0%">
      <loext:gradient-stop svg:offset="0" loext:color-type="rgb" loext:color-value="#999999"/>
      <loext:gradient-stop svg:offset="1" loext:color-type="rgb" loext:color-value="#808080"/>
    </draw:gradient>
    <draw:gradient draw:name="Gradient_20_377" draw:display-name="Gradient 377" draw:style="linear" draw:start-color="#999999" draw:end-color="#808080" draw:start-intensity="100%" draw:end-intensity="100%" draw:angle="55deg" draw:border="0%">
      <loext:gradient-stop svg:offset="0" loext:color-type="rgb" loext:color-value="#999999"/>
      <loext:gradient-stop svg:offset="1" loext:color-type="rgb" loext:color-value="#808080"/>
    </draw:gradient>
    <draw:gradient draw:name="Gradient_20_378" draw:display-name="Gradient 378" draw:style="linear" draw:start-color="#666666" draw:end-color="#b2b2b2" draw:start-intensity="100%" draw:end-intensity="100%" draw:angle="0deg" draw:border="0%">
      <loext:gradient-stop svg:offset="0" loext:color-type="rgb" loext:color-value="#666666"/>
      <loext:gradient-stop svg:offset="1" loext:color-type="rgb" loext:color-value="#b2b2b2"/>
    </draw:gradient>
    <draw:gradient draw:name="Gradient_20_379" draw:display-name="Gradient 379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1" draw:display-name="Gradient 381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4" draw:display-name="Gradient 384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7" draw:display-name="Gradient 387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8" draw:display-name="Gradient 388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9" draw:display-name="Gradient 389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90" draw:display-name="Gradient 390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91" draw:display-name="Gradient 391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92" draw:display-name="Gradient 392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97" draw:display-name="Gradient 397" draw:style="radial" draw:cx="50%" draw:cy="50%" draw:start-color="#b2b2b2" draw:end-color="#333333" draw:start-intensity="100%" draw:end-intensity="100%" draw:border="0%">
      <loext:gradient-stop svg:offset="0" loext:color-type="rgb" loext:color-value="#b2b2b2"/>
      <loext:gradient-stop svg:offset="1" loext:color-type="rgb" loext:color-value="#333333"/>
    </draw:gradient>
    <draw:gradient draw:name="Gradient_20_399" draw:display-name="Gradient 399" draw:style="linear" draw:start-color="#b2b2b2" draw:end-color="#333333" draw:start-intensity="100%" draw:end-intensity="100%" draw:angle="0deg" draw:border="0%">
      <loext:gradient-stop svg:offset="0" loext:color-type="rgb" loext:color-value="#b2b2b2"/>
      <loext:gradient-stop svg:offset="1" loext:color-type="rgb" loext:color-value="#333333"/>
    </draw:gradient>
    <draw:gradient draw:name="Gradient_20_400" draw:display-name="Gradient 400" draw:style="radial" draw:cx="50%" draw:cy="50%" draw:start-color="#dddddd" draw:end-color="#ffd7d7" draw:start-intensity="100%" draw:end-intensity="100%" draw:border="0%">
      <loext:gradient-stop svg:offset="0" loext:color-type="rgb" loext:color-value="#dddddd"/>
      <loext:gradient-stop svg:offset="1" loext:color-type="rgb" loext:color-value="#ffd7d7"/>
    </draw:gradient>
    <draw:gradient draw:name="Gradient_20_401" draw:display-name="Gradient 401" draw:style="radial" draw:cx="50%" draw:cy="50%" draw:start-color="#dddddd" draw:end-color="#333333" draw:start-intensity="100%" draw:end-intensity="100%" draw:border="0%">
      <loext:gradient-stop svg:offset="0" loext:color-type="rgb" loext:color-value="#dddddd"/>
      <loext:gradient-stop svg:offset="1" loext:color-type="rgb" loext:color-value="#333333"/>
    </draw:gradient>
    <draw:gradient draw:name="Gradient_20_402" draw:display-name="Gradient 402" draw:style="radial" draw:cx="50%" draw:cy="50%" draw:start-color="#1c1c1c" draw:end-color="#333333" draw:start-intensity="100%" draw:end-intensity="100%" draw:border="0%">
      <loext:gradient-stop svg:offset="0" loext:color-type="rgb" loext:color-value="#1c1c1c"/>
      <loext:gradient-stop svg:offset="1" loext:color-type="rgb" loext:color-value="#333333"/>
    </draw:gradient>
    <draw:gradient draw:name="Gradient_20_403" draw:display-name="Gradient 403" draw:style="radial" draw:cx="50%" draw:cy="50%" draw:start-color="#1c1c1c" draw:end-color="#b2b2b2" draw:start-intensity="100%" draw:end-intensity="100%" draw:border="0%">
      <loext:gradient-stop svg:offset="0" loext:color-type="rgb" loext:color-value="#1c1c1c"/>
      <loext:gradient-stop svg:offset="1" loext:color-type="rgb" loext:color-value="#b2b2b2"/>
    </draw:gradient>
    <draw:gradient draw:name="Gradient_20_404" draw:display-name="Gradient 404" draw:style="radial" draw:cx="50%" draw:cy="50%" draw:start-color="#808080" draw:end-color="#b2b2b2" draw:start-intensity="100%" draw:end-intensity="100%" draw:border="0%">
      <loext:gradient-stop svg:offset="0" loext:color-type="rgb" loext:color-value="#808080"/>
      <loext:gradient-stop svg:offset="1" loext:color-type="rgb" loext:color-value="#b2b2b2"/>
    </draw:gradient>
    <draw:gradient draw:name="Gradient_20_8" draw:display-name="Gradient 8" draw:style="linear" draw:start-color="#808080" draw:end-color="#cccccc" draw:start-intensity="100%" draw:end-intensity="100%" draw:angle="30deg" draw:border="0%">
      <loext:gradient-stop svg:offset="0" loext:color-type="rgb" loext:color-value="#808080"/>
      <loext:gradient-stop svg:offset="1" loext:color-type="rgb" loext:color-value="#cccccc"/>
    </draw:gradient>
    <draw:gradient draw:name="Gradient_20_9" draw:display-name="Gradient 9" draw:style="square" draw:cx="50%" draw:cy="50%" draw:start-color="#ff6d6d" draw:end-color="#ffd7d7" draw:start-intensity="100%" draw:end-intensity="100%" draw:angle="30deg" draw:border="0%">
      <loext:gradient-stop svg:offset="0" loext:color-type="rgb" loext:color-value="#ff6d6d"/>
      <loext:gradient-stop svg:offset="1" loext:color-type="rgb" loext:color-value="#ffd7d7"/>
    </draw:gradient>
    <draw:gradient draw:name="Pastel_20_Bouquet" draw:display-name="Pastel Bouquet" draw:style="radial" draw:cx="50%" draw:cy="50%" draw:start-color="#dde8cb" draw:end-color="#ffd7d7" draw:start-intensity="100%" draw:end-intensity="100%" draw:border="0%">
      <loext:gradient-stop svg:offset="0" loext:color-type="rgb" loext:color-value="#dde8cb"/>
      <loext:gradient-stop svg:offset="1" loext:color-type="rgb" loext:color-value="#ffd7d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3T09:34:01.671037594</meta:creation-date>
    <dc:date>2026-02-01T14:28:55.691919260</dc:date>
    <meta:editing-duration>PT16H26M50S</meta:editing-duration>
    <meta:editing-cycles>12</meta:editing-cycles>
    <meta:generator>LibreOffice/24.2.7.2$Linux_X86_64 LibreOffice_project/420$Build-2</meta:generator>
    <meta:document-statistic meta:object-count="280"/>
  </office:meta>
</office:document-meta>
</file>